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nse" table:style-name="ta1">
        <table:shapes>
          <draw:frame draw:z-index="0" draw:style-name="gr1" draw:text-style-name="P1" svg:width="15.984cm" svg:height="9.004cm" svg:x="1.535cm" svg:y="13.201cm">
            <draw:object draw:notify-on-update-of-ranges="Dense.B2:Dense.B22 Dense.B2:Dense.B22 Dense.C1:Dense.C1 Dense.C2:Dense.C22 Dense.B2:Dense.B22 Dense.D1:Dense.D1 Dense.D2:Dense.D22 Dense.B2:Dense.B22 Dense.E1:Dense.E1 Dense.E2:Dense.E22 Dense.B2:Dense.B22 Dense.F1:Dense.F1 Dense.F2:Dense.F22 Dense.B2:Dense.B22 Dense.G1:Dense.G1 Dense.G2:Dense.G22 Dense.B2:Dense.B22 Dense.H1:Dense.H1 Dense.H2:Dense.H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2cm" svg:height="8.999cm" svg:x="18.424cm" svg:y="13.514cm">
            <draw:object draw:notify-on-update-of-ranges="Dense.B2:Dense.B22 Dense.B2:Dense.B22 Dense.I1:Dense.I1 Dense.I2:Dense.I22 Dense.B2:Dense.B22 Dense.J1:Dense.J1 Dense.J2:Dense.J22 Dense.B2:Dense.B22 Dense.K1:Dense.K1 Dense.K2:Dense.K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2cm" svg:height="8.999cm" svg:x="1.565cm" svg:y="23.545cm">
            <draw:object draw:notify-on-update-of-ranges="Dense.B2:Dense.B22 Dense.B2:Dense.B22 Dense.L1:Dense.L1 Dense.L2:Dense.L22 Dense.B2:Dense.B22 Dense.M1:Dense.M1 Dense.M2:Dense.M22 Dense.B2:Dense.B22 Dense.N1:Dense.N1 Dense.N2:Dense.N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682cm" svg:y="23.55cm">
            <draw:object draw:notify-on-update-of-ranges="Dense.B2:Dense.B22 Dense.B2:Dense.B22 Dense.D1:Dense.D1 Dense.D2:Dense.D22 Dense.B2:Dense.B22 Dense.F1:Dense.F1 Dense.F2:Dense.F22 Dense.B2:Dense.B22 Dense.L1:Dense.L1 Dense.L2:Dense.L22 Dense.B2:Dense.B22 Dense.O1:Dense.O1 Dense.O2:Dense.O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Unopt C</text:p>
          </table:table-cell>
          <table:table-cell office:value-type="string" calcext:value-type="string">
            <text:p>Opt C</text:p>
          </table:table-cell>
          <table:table-cell office:value-type="string" calcext:value-type="string">
            <text:p>Unopt C++</text:p>
          </table:table-cell>
          <table:table-cell office:value-type="string" calcext:value-type="string">
            <text:p>Opt C++</text:p>
          </table:table-cell>
          <table:table-cell office:value-type="string" calcext:value-type="string">
            <text:p>Opt C++ int array</text:p>
          </table:table-cell>
          <table:table-cell office:value-type="string" calcext:value-type="string">
            <text:p>Unopt C++ int array</text:p>
          </table:table-cell>
          <table:table-cell office:value-type="string" calcext:value-type="string">
            <text:p>Unopt Haskell</text:p>
          </table:table-cell>
          <table:table-cell office:value-type="string" calcext:value-type="string">
            <text:p>Unopt Haskell Internal</text:p>
          </table:table-cell>
          <table:table-cell office:value-type="string" calcext:value-type="string">
            <text:p>Unopt haskell functional</text:p>
          </table:table-cell>
          <table:table-cell office:value-type="string" calcext:value-type="string">
            <text:p>Opt Haskell</text:p>
          </table:table-cell>
          <table:table-cell office:value-type="string" calcext:value-type="string">
            <text:p>Opt Haskell Internal</text:p>
          </table:table-cell>
          <table:table-cell office:value-type="string" calcext:value-type="string">
            <text:p>Opt Haskell functional</text:p>
          </table:table-cell>
          <table:table-cell office:value-type="string" calcext:value-type="string">
            <text:p>Scheme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 * ([.A2]+1)/2" office:value-type="float" office:value="500500" calcext:value-type="float">
            <text:p>500500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239" calcext:value-type="float">
            <text:p>239</text:p>
          </table:table-cell>
          <table:table-cell office:value-type="float" office:value="20.447998046875" calcext:value-type="float">
            <text:p>20.4479980469</text:p>
          </table:table-cell>
          <table:table-cell table:number-columns-repeated="100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3] * ([.A3]+1)/2" office:value-type="float" office:value="605550" calcext:value-type="float">
            <text:p>605550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298" calcext:value-type="float">
            <text:p>298</text:p>
          </table:table-cell>
          <table:table-cell office:value-type="float" office:value="364" calcext:value-type="float">
            <text:p>364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office:value-type="float" office:value="275" calcext:value-type="float">
            <text:p>275</text:p>
          </table:table-cell>
          <table:table-cell office:value-type="float" office:value="25.02197265625" calcext:value-type="float">
            <text:p>25.0219726563</text:p>
          </table:table-cell>
          <table:table-cell table:number-columns-repeated="100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4] * ([.A4]+1)/2" office:value-type="float" office:value="720600" calcext:value-type="float">
            <text:p>720600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49.9" calcext:value-type="float">
            <text:p>49.9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1" calcext:value-type="float">
            <text:p>521</text:p>
          </table:table-cell>
          <table:table-cell office:value-type="float" office:value="384" calcext:value-type="float">
            <text:p>384</text:p>
          </table:table-cell>
          <table:table-cell office:value-type="float" office:value="455" calcext:value-type="float">
            <text:p>455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320" calcext:value-type="float">
            <text:p>320</text:p>
          </table:table-cell>
          <table:table-cell office:value-type="float" office:value="29.427978515625" calcext:value-type="float">
            <text:p>29.4279785156</text:p>
          </table:table-cell>
          <table:table-cell table:number-columns-repeated="100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5] * ([.A5]+1)/2" office:value-type="float" office:value="845650" calcext:value-type="float">
            <text:p>845650</text:p>
          </table:table-cell>
          <table:table-cell office:value-type="float" office:value="6.7" calcext:value-type="float">
            <text:p>6.7</text:p>
          </table:table-cell>
          <table:table-cell office:value-type="float" office:value="2.8" calcext:value-type="float">
            <text:p>2.8</text:p>
          </table:table-cell>
          <table:table-cell office:value-type="float" office:value="58.6" calcext:value-type="float">
            <text:p>58.6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95" calcext:value-type="float">
            <text:p>595</text:p>
          </table:table-cell>
          <table:table-cell office:value-type="float" office:value="427" calcext:value-type="float">
            <text:p>427</text:p>
          </table:table-cell>
          <table:table-cell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office:value-type="float" office:value="370" calcext:value-type="float">
            <text:p>370</text:p>
          </table:table-cell>
          <table:table-cell office:value-type="float" office:value="53.89404296875" calcext:value-type="float">
            <text:p>53.8940429688</text:p>
          </table:table-cell>
          <table:table-cell table:number-columns-repeated="100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6] * ([.A6]+1)/2" office:value-type="float" office:value="980700" calcext:value-type="float">
            <text:p>980700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  <table:table-cell office:value-type="float" office:value="67.7" calcext:value-type="float">
            <text:p>67.7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67" calcext:value-type="float">
            <text:p>667</text:p>
          </table:table-cell>
          <table:table-cell office:value-type="float" office:value="475" calcext:value-type="float">
            <text:p>475</text:p>
          </table:table-cell>
          <table:table-cell office:value-type="float" office:value="634" calcext:value-type="float">
            <text:p>634</text:p>
          </table:table-cell>
          <table:table-cell office:value-type="float" office:value="399" calcext:value-type="float">
            <text:p>399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59.465087890625" calcext:value-type="float">
            <text:p>59.4650878906</text:p>
          </table:table-cell>
          <table:table-cell table:number-columns-repeated="100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7] * ([.A7]+1)/2" office:value-type="float" office:value="1125750" calcext:value-type="float">
            <text:p>1125750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office:value-type="float" office:value="77.5" calcext:value-type="float">
            <text:p>77.5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96" calcext:value-type="float">
            <text:p>796</text:p>
          </table:table-cell>
          <table:table-cell office:value-type="float" office:value="584" calcext:value-type="float">
            <text:p>584</text:p>
          </table:table-cell>
          <table:table-cell office:value-type="float" office:value="746" calcext:value-type="float">
            <text:p>746</text:p>
          </table:table-cell>
          <table:table-cell office:value-type="float" office:value="460" calcext:value-type="float">
            <text:p>460</text:p>
          </table:table-cell>
          <table:table-cell office:value-type="float" office:value="574" calcext:value-type="float">
            <text:p>574</text:p>
          </table:table-cell>
          <table:table-cell office:value-type="float" office:value="537" calcext:value-type="float">
            <text:p>537</text:p>
          </table:table-cell>
          <table:table-cell office:value-type="float" office:value="64.47900390625" calcext:value-type="float">
            <text:p>64.4790039063</text:p>
          </table:table-cell>
          <table:table-cell table:number-columns-repeated="100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8] * ([.A8]+1)/2" office:value-type="float" office:value="1280800" calcext:value-type="float">
            <text:p>128080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638" calcext:value-type="float">
            <text:p>638</text:p>
          </table:table-cell>
          <table:table-cell office:value-type="float" office:value="826" calcext:value-type="float">
            <text:p>826</text:p>
          </table:table-cell>
          <table:table-cell office:value-type="float" office:value="462" calcext:value-type="float">
            <text:p>462</text:p>
          </table:table-cell>
          <table:table-cell office:value-type="float" office:value="674" calcext:value-type="float">
            <text:p>674</text:p>
          </table:table-cell>
          <table:table-cell office:value-type="float" office:value="561" calcext:value-type="float">
            <text:p>561</text:p>
          </table:table-cell>
          <table:table-cell office:value-type="float" office:value="69.8330078125" calcext:value-type="float">
            <text:p>69.8330078125</text:p>
          </table:table-cell>
          <table:table-cell table:number-columns-repeated="100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9] * ([.A9]+1)/2" office:value-type="float" office:value="1445850" calcext:value-type="float">
            <text:p>1445850</text:p>
          </table:table-cell>
          <table:table-cell office:value-type="float" office:value="11.8" calcext:value-type="float">
            <text:p>11.8</text:p>
          </table:table-cell>
          <table:table-cell office:value-type="float" office:value="5.2" calcext:value-type="float">
            <text:p>5.2</text:p>
          </table:table-cell>
          <table:table-cell office:value-type="float" office:value="98.9" calcext:value-type="float">
            <text:p>98.9</text:p>
          </table:table-cell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51" calcext:value-type="float">
            <text:p>1051</text:p>
          </table:table-cell>
          <table:table-cell office:value-type="float" office:value="784" calcext:value-type="float">
            <text:p>784</text:p>
          </table:table-cell>
          <table:table-cell office:value-type="float" office:value="960" calcext:value-type="float">
            <text:p>960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741" calcext:value-type="float">
            <text:p>741</text:p>
          </table:table-cell>
          <table:table-cell office:value-type="float" office:value="76.85693359375" calcext:value-type="float">
            <text:p>76.8569335938</text:p>
          </table:table-cell>
          <table:table-cell table:number-columns-repeated="100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0] * ([.A10]+1)/2" office:value-type="float" office:value="1620900" calcext:value-type="float">
            <text:p>1620900</text:p>
          </table:table-cell>
          <table:table-cell office:value-type="float" office:value="13.2" calcext:value-type="float">
            <text:p>13.2</text:p>
          </table:table-cell>
          <table:table-cell office:value-type="float" office:value="5.6" calcext:value-type="float">
            <text:p>5.6</text:p>
          </table:table-cell>
          <table:table-cell office:value-type="float" office:value="111.1" calcext:value-type="float">
            <text:p>111.1</text:p>
          </table:table-cell>
          <table:table-cell office:value-type="float" office:value="12.4" calcext:value-type="float">
            <text:p>12.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68" calcext:value-type="float">
            <text:p>1168</text:p>
          </table:table-cell>
          <table:table-cell office:value-type="float" office:value="788" calcext:value-type="float">
            <text:p>788</text:p>
          </table:table-cell>
          <table:table-cell office:value-type="float" office:value="1064" calcext:value-type="float">
            <text:p>1064</text:p>
          </table:table-cell>
          <table:table-cell office:value-type="float" office:value="656" calcext:value-type="float">
            <text:p>656</text:p>
          </table:table-cell>
          <table:table-cell office:value-type="float" office:value="855" calcext:value-type="float">
            <text:p>855</text:p>
          </table:table-cell>
          <table:table-cell office:value-type="float" office:value="788" calcext:value-type="float">
            <text:p>788</text:p>
          </table:table-cell>
          <table:table-cell office:value-type="float" office:value="83.198974609375" calcext:value-type="float">
            <text:p>83.1989746094</text:p>
          </table:table-cell>
          <table:table-cell table:number-columns-repeated="100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1] * ([.A11]+1)/2" office:value-type="float" office:value="1805950" calcext:value-type="float">
            <text:p>1805950</text:p>
          </table:table-cell>
          <table:table-cell office:value-type="float" office:value="14.7" calcext:value-type="float">
            <text:p>14.7</text:p>
          </table:table-cell>
          <table:table-cell office:value-type="float" office:value="6.4" calcext:value-type="float">
            <text:p>6.4</text:p>
          </table:table-cell>
          <table:table-cell office:value-type="float" office:value="123.6" calcext:value-type="float">
            <text:p>123.6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242" calcext:value-type="float">
            <text:p>1242</text:p>
          </table:table-cell>
          <table:table-cell office:value-type="float" office:value="969" calcext:value-type="float">
            <text:p>969</text:p>
          </table:table-cell>
          <table:table-cell office:value-type="float" office:value="1184" calcext:value-type="float">
            <text:p>1184</text:p>
          </table:table-cell>
          <table:table-cell office:value-type="float" office:value="721" calcext:value-type="float">
            <text:p>721</text:p>
          </table:table-cell>
          <table:table-cell office:value-type="float" office:value="916" calcext:value-type="float">
            <text:p>916</text:p>
          </table:table-cell>
          <table:table-cell office:value-type="float" office:value="885" calcext:value-type="float">
            <text:p>885</text:p>
          </table:table-cell>
          <table:table-cell office:value-type="float" office:value="100.47119140625" calcext:value-type="float">
            <text:p>100.4711914063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2] * ([.A12]+1)/2" office:value-type="float" office:value="2001000" calcext:value-type="float">
            <text:p>2001000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  <table:table-cell office:value-type="float" office:value="136.5" calcext:value-type="float">
            <text:p>136.5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426" calcext:value-type="float">
            <text:p>1426</text:p>
          </table:table-cell>
          <table:table-cell office:value-type="float" office:value="1044" calcext:value-type="float">
            <text:p>1044</text:p>
          </table:table-cell>
          <table:table-cell office:value-type="float" office:value="1270" calcext:value-type="float">
            <text:p>1270</text:p>
          </table:table-cell>
          <table:table-cell office:value-type="float" office:value="830" calcext:value-type="float">
            <text:p>830</text:p>
          </table:table-cell>
          <table:table-cell office:value-type="float" office:value="1082" calcext:value-type="float">
            <text:p>1082</text:p>
          </table:table-cell>
          <table:table-cell office:value-type="float" office:value="995" calcext:value-type="float">
            <text:p>995</text:p>
          </table:table-cell>
          <table:table-cell office:value-type="float" office:value="108.199951171875" calcext:value-type="float">
            <text:p>108.1999511719</text:p>
          </table:table-cell>
          <table:table-cell table:number-columns-repeated="100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13] * ([.A13]+1)/2" office:value-type="float" office:value="2206050" calcext:value-type="float">
            <text:p>2206050</text:p>
          </table:table-cell>
          <table:table-cell office:value-type="float" office:value="18.1" calcext:value-type="float">
            <text:p>18.1</text:p>
          </table:table-cell>
          <table:table-cell office:value-type="float" office:value="7.8" calcext:value-type="float">
            <text:p>7.8</text:p>
          </table:table-cell>
          <table:table-cell office:value-type="float" office:value="154.4" calcext:value-type="float">
            <text:p>154.4</text:p>
          </table:table-cell>
          <table:table-cell office:value-type="float" office:value="20.3" calcext:value-type="float">
            <text:p>20.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623" calcext:value-type="float">
            <text:p>1623</text:p>
          </table:table-cell>
          <table:table-cell office:value-type="float" office:value="1092" calcext:value-type="float">
            <text:p>1092</text:p>
          </table:table-cell>
          <table:table-cell office:value-type="float" office:value="1389" calcext:value-type="float">
            <text:p>1389</text:p>
          </table:table-cell>
          <table:table-cell office:value-type="float" office:value="880" calcext:value-type="float">
            <text:p>880</text:p>
          </table:table-cell>
          <table:table-cell office:value-type="float" office:value="1085" calcext:value-type="float">
            <text:p>1085</text:p>
          </table:table-cell>
          <table:table-cell office:value-type="float" office:value="992" calcext:value-type="float">
            <text:p>992</text:p>
          </table:table-cell>
          <table:table-cell office:value-type="float" office:value="115.13720703125" calcext:value-type="float">
            <text:p>115.1372070313</text:p>
          </table:table-cell>
          <table:table-cell table:number-columns-repeated="100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14] * ([.A14]+1)/2" office:value-type="float" office:value="2421100" calcext:value-type="float">
            <text:p>2421100</text:p>
          </table:table-cell>
          <table:table-cell office:value-type="float" office:value="19.8" calcext:value-type="float">
            <text:p>19.8</text:p>
          </table:table-cell>
          <table:table-cell office:value-type="float" office:value="8.4" calcext:value-type="float">
            <text:p>8.4</text:p>
          </table:table-cell>
          <table:table-cell office:value-type="float" office:value="168.3" calcext:value-type="float">
            <text:p>168.3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790" calcext:value-type="float">
            <text:p>1790</text:p>
          </table:table-cell>
          <table:table-cell office:value-type="float" office:value="1323" calcext:value-type="float">
            <text:p>1323</text:p>
          </table:table-cell>
          <table:table-cell office:value-type="float" office:value="1607" calcext:value-type="float">
            <text:p>1607</text:p>
          </table:table-cell>
          <table:table-cell office:value-type="float" office:value="954" calcext:value-type="float">
            <text:p>954</text:p>
          </table:table-cell>
          <table:table-cell office:value-type="float" office:value="1242" calcext:value-type="float">
            <text:p>1242</text:p>
          </table:table-cell>
          <table:table-cell office:value-type="float" office:value="1286" calcext:value-type="float">
            <text:p>1286</text:p>
          </table:table-cell>
          <table:table-cell office:value-type="float" office:value="124.840087890625" calcext:value-type="float">
            <text:p>124.8400878906</text:p>
          </table:table-cell>
          <table:table-cell table:number-columns-repeated="100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15] * ([.A15]+1)/2" office:value-type="float" office:value="2646150" calcext:value-type="float">
            <text:p>2646150</text:p>
          </table:table-cell>
          <table:table-cell office:value-type="float" office:value="21.6" calcext:value-type="float">
            <text:p>21.6</text:p>
          </table:table-cell>
          <table:table-cell office:value-type="float" office:value="9.2" calcext:value-type="float">
            <text:p>9.2</text:p>
          </table:table-cell>
          <table:table-cell office:value-type="float" office:value="183.6" calcext:value-type="float">
            <text:p>183.6</text:p>
          </table:table-cell>
          <table:table-cell office:value-type="float" office:value="23.1" calcext:value-type="float">
            <text:p>23.1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845" calcext:value-type="float">
            <text:p>1845</text:p>
          </table:table-cell>
          <table:table-cell office:value-type="float" office:value="1340" calcext:value-type="float">
            <text:p>1340</text:p>
          </table:table-cell>
          <table:table-cell office:value-type="float" office:value="1734" calcext:value-type="float">
            <text:p>1734</text:p>
          </table:table-cell>
          <table:table-cell office:value-type="float" office:value="1081" calcext:value-type="float">
            <text:p>1081</text:p>
          </table:table-cell>
          <table:table-cell office:value-type="float" office:value="1428" calcext:value-type="float">
            <text:p>1428</text:p>
          </table:table-cell>
          <table:table-cell office:value-type="float" office:value="1238" calcext:value-type="float">
            <text:p>1238</text:p>
          </table:table-cell>
          <table:table-cell office:value-type="float" office:value="140.305908203125" calcext:value-type="float">
            <text:p>140.3059082031</text:p>
          </table:table-cell>
          <table:table-cell table:number-columns-repeated="100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16] * ([.A16]+1)/2" office:value-type="float" office:value="2881200" calcext:value-type="float">
            <text:p>2881200</text:p>
          </table:table-cell>
          <table:table-cell office:value-type="float" office:value="23.5" calcext:value-type="float">
            <text:p>23.5</text:p>
          </table:table-cell>
          <table:table-cell office:value-type="float" office:value="10.1" calcext:value-type="float">
            <text:p>10.1</text:p>
          </table:table-cell>
          <table:table-cell office:value-type="float" office:value="199.7" calcext:value-type="float">
            <text:p>199.7</text:p>
          </table:table-cell>
          <table:table-cell office:value-type="float" office:value="24.8" calcext:value-type="float">
            <text:p>24.8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163" calcext:value-type="float">
            <text:p>2163</text:p>
          </table:table-cell>
          <table:table-cell office:value-type="float" office:value="1533" calcext:value-type="float">
            <text:p>1533</text:p>
          </table:table-cell>
          <table:table-cell office:value-type="float" office:value="1955" calcext:value-type="float">
            <text:p>1955</text:p>
          </table:table-cell>
          <table:table-cell office:value-type="float" office:value="1180" calcext:value-type="float">
            <text:p>1180</text:p>
          </table:table-cell>
          <table:table-cell office:value-type="float" office:value="1505" calcext:value-type="float">
            <text:p>1505</text:p>
          </table:table-cell>
          <table:table-cell office:value-type="float" office:value="1526" calcext:value-type="float">
            <text:p>1526</text:p>
          </table:table-cell>
          <table:table-cell office:value-type="float" office:value="149.215087890625" calcext:value-type="float">
            <text:p>149.2150878906</text:p>
          </table:table-cell>
          <table:table-cell table:number-columns-repeated="100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17] * ([.A17]+1)/2" office:value-type="float" office:value="3126250" calcext:value-type="float">
            <text:p>3126250</text:p>
          </table:table-cell>
          <table:table-cell office:value-type="float" office:value="25.7" calcext:value-type="float">
            <text:p>25.7</text:p>
          </table:table-cell>
          <table:table-cell office:value-type="float" office:value="10.9" calcext:value-type="float">
            <text:p>10.9</text:p>
          </table:table-cell>
          <table:table-cell office:value-type="float" office:value="216.3" calcext:value-type="float">
            <text:p>216.3</text:p>
          </table:table-cell>
          <table:table-cell office:value-type="float" office:value="26.3" calcext:value-type="float">
            <text:p>26.3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2280" calcext:value-type="float">
            <text:p>2280</text:p>
          </table:table-cell>
          <table:table-cell office:value-type="float" office:value="1702" calcext:value-type="float">
            <text:p>1702</text:p>
          </table:table-cell>
          <table:table-cell office:value-type="float" office:value="2134" calcext:value-type="float">
            <text:p>2134</text:p>
          </table:table-cell>
          <table:table-cell office:value-type="float" office:value="1341" calcext:value-type="float">
            <text:p>1341</text:p>
          </table:table-cell>
          <table:table-cell office:value-type="float" office:value="1656" calcext:value-type="float">
            <text:p>1656</text:p>
          </table:table-cell>
          <table:table-cell office:value-type="float" office:value="1598" calcext:value-type="float">
            <text:p>1598</text:p>
          </table:table-cell>
          <table:table-cell office:value-type="float" office:value="158.26513671875" calcext:value-type="float">
            <text:p>158.2651367188</text:p>
          </table:table-cell>
          <table:table-cell table:number-columns-repeated="1009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18] * ([.A18]+1)/2" office:value-type="float" office:value="3381300" calcext:value-type="float">
            <text:p>3381300</text:p>
          </table:table-cell>
          <table:table-cell office:value-type="float" office:value="27.8" calcext:value-type="float">
            <text:p>27.8</text:p>
          </table:table-cell>
          <table:table-cell office:value-type="float" office:value="11.7" calcext:value-type="float">
            <text:p>11.7</text:p>
          </table:table-cell>
          <table:table-cell office:value-type="float" office:value="233.5" calcext:value-type="float">
            <text:p>233.5</text:p>
          </table:table-cell>
          <table:table-cell office:value-type="float" office:value="28.1" calcext:value-type="float">
            <text:p>28.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614" calcext:value-type="float">
            <text:p>2614</text:p>
          </table:table-cell>
          <table:table-cell office:value-type="float" office:value="1770" calcext:value-type="float">
            <text:p>1770</text:p>
          </table:table-cell>
          <table:table-cell office:value-type="float" office:value="2360" calcext:value-type="float">
            <text:p>2360</text:p>
          </table:table-cell>
          <table:table-cell office:value-type="float" office:value="1332" calcext:value-type="float">
            <text:p>1332</text:p>
          </table:table-cell>
          <table:table-cell office:value-type="float" office:value="1700" calcext:value-type="float">
            <text:p>1700</text:p>
          </table:table-cell>
          <table:table-cell office:value-type="float" office:value="1733" calcext:value-type="float">
            <text:p>1733</text:p>
          </table:table-cell>
          <table:table-cell office:value-type="float" office:value="174.909912109375" calcext:value-type="float">
            <text:p>174.9099121094</text:p>
          </table:table-cell>
          <table:table-cell table:number-columns-repeated="100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19] * ([.A19]+1)/2" office:value-type="float" office:value="3646350" calcext:value-type="float">
            <text:p>3646350</text:p>
          </table:table-cell>
          <table:table-cell office:value-type="float" office:value="29.8" calcext:value-type="float">
            <text:p>29.8</text:p>
          </table:table-cell>
          <table:table-cell office:value-type="float" office:value="12.7" calcext:value-type="float">
            <text:p>12.7</text:p>
          </table:table-cell>
          <table:table-cell office:value-type="float" office:value="251.4" calcext:value-type="float">
            <text:p>251.4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687" calcext:value-type="float">
            <text:p>2687</text:p>
          </table:table-cell>
          <table:table-cell office:value-type="float" office:value="1842" calcext:value-type="float">
            <text:p>1842</text:p>
          </table:table-cell>
          <table:table-cell office:value-type="float" office:value="2541" calcext:value-type="float">
            <text:p>2541</text:p>
          </table:table-cell>
          <table:table-cell office:value-type="float" office:value="1482" calcext:value-type="float">
            <text:p>1482</text:p>
          </table:table-cell>
          <table:table-cell office:value-type="float" office:value="2019" calcext:value-type="float">
            <text:p>2019</text:p>
          </table:table-cell>
          <table:table-cell office:value-type="float" office:value="1790" calcext:value-type="float">
            <text:p>1790</text:p>
          </table:table-cell>
          <table:table-cell office:value-type="float" office:value="182.9990234375" calcext:value-type="float">
            <text:p>182.9990234375</text:p>
          </table:table-cell>
          <table:table-cell table:number-columns-repeated="1009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0] * ([.A20]+1)/2" office:value-type="float" office:value="3921400" calcext:value-type="float">
            <text:p>3921400</text:p>
          </table:table-cell>
          <table:table-cell office:value-type="float" office:value="32.2" calcext:value-type="float">
            <text:p>32.2</text:p>
          </table:table-cell>
          <table:table-cell office:value-type="float" office:value="13.6" calcext:value-type="float">
            <text:p>13.6</text:p>
          </table:table-cell>
          <table:table-cell office:value-type="float" office:value="270.1" calcext:value-type="float">
            <text:p>270.1</text:p>
          </table:table-cell>
          <table:table-cell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2763" calcext:value-type="float">
            <text:p>2763</text:p>
          </table:table-cell>
          <table:table-cell office:value-type="float" office:value="2142" calcext:value-type="float">
            <text:p>2142</text:p>
          </table:table-cell>
          <table:table-cell office:value-type="float" office:value="2841" calcext:value-type="float">
            <text:p>2841</text:p>
          </table:table-cell>
          <table:table-cell office:value-type="float" office:value="1715" calcext:value-type="float">
            <text:p>1715</text:p>
          </table:table-cell>
          <table:table-cell office:value-type="float" office:value="2028" calcext:value-type="float">
            <text:p>2028</text:p>
          </table:table-cell>
          <table:table-cell office:value-type="float" office:value="2148" calcext:value-type="float">
            <text:p>2148</text:p>
          </table:table-cell>
          <table:table-cell office:value-type="float" office:value="195.0078125" calcext:value-type="float">
            <text:p>195.0078125</text:p>
          </table:table-cell>
          <table:table-cell table:number-columns-repeated="1009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1] * ([.A21]+1)/2" office:value-type="float" office:value="4206450" calcext:value-type="float">
            <text:p>4206450</text:p>
          </table:table-cell>
          <table:table-cell office:value-type="float" office:value="34.3" calcext:value-type="float">
            <text:p>34.3</text:p>
          </table:table-cell>
          <table:table-cell office:value-type="float" office:value="14.5" calcext:value-type="float">
            <text:p>14.5</text:p>
          </table:table-cell>
          <table:table-cell office:value-type="float" office:value="289.3" calcext:value-type="float">
            <text:p>289.3</text:p>
          </table:table-cell>
          <table:table-cell office:value-type="float" office:value="33.8" calcext:value-type="float">
            <text:p>33.8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3241" calcext:value-type="float">
            <text:p>3241</text:p>
          </table:table-cell>
          <table:table-cell office:value-type="float" office:value="2096" calcext:value-type="float">
            <text:p>2096</text:p>
          </table:table-cell>
          <table:table-cell office:value-type="float" office:value="2952" calcext:value-type="float">
            <text:p>2952</text:p>
          </table:table-cell>
          <table:table-cell office:value-type="float" office:value="1786" calcext:value-type="float">
            <text:p>1786</text:p>
          </table:table-cell>
          <table:table-cell office:value-type="float" office:value="2200" calcext:value-type="float">
            <text:p>2200</text:p>
          </table:table-cell>
          <table:table-cell office:value-type="float" office:value="2272" calcext:value-type="float">
            <text:p>2272</text:p>
          </table:table-cell>
          <table:table-cell office:value-type="float" office:value="212.756103515625" calcext:value-type="float">
            <text:p>212.7561035156</text:p>
          </table:table-cell>
          <table:table-cell table:number-columns-repeated="100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2] * ([.A22]+1)/2" office:value-type="float" office:value="4501500" calcext:value-type="float">
            <text:p>4501500</text:p>
          </table:table-cell>
          <table:table-cell office:value-type="float" office:value="36.8" calcext:value-type="float">
            <text:p>36.8</text:p>
          </table:table-cell>
          <table:table-cell office:value-type="float" office:value="15.6" calcext:value-type="float">
            <text:p>15.6</text:p>
          </table:table-cell>
          <table:table-cell office:value-type="float" office:value="309" calcext:value-type="float">
            <text:p>309</text:p>
          </table:table-cell>
          <table:table-cell office:value-type="float" office:value="35.7" calcext:value-type="float">
            <text:p>35.7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3577" calcext:value-type="float">
            <text:p>3577</text:p>
          </table:table-cell>
          <table:table-cell office:value-type="float" office:value="2453" calcext:value-type="float">
            <text:p>2453</text:p>
          </table:table-cell>
          <table:table-cell office:value-type="float" office:value="3320" calcext:value-type="float">
            <text:p>3320</text:p>
          </table:table-cell>
          <table:table-cell office:value-type="float" office:value="1825" calcext:value-type="float">
            <text:p>1825</text:p>
          </table:table-cell>
          <table:table-cell office:value-type="float" office:value="2314" calcext:value-type="float">
            <text:p>2314</text:p>
          </table:table-cell>
          <table:table-cell office:value-type="float" office:value="2585" calcext:value-type="float">
            <text:p>2585</text:p>
          </table:table-cell>
          <table:table-cell office:value-type="float" office:value="222.93994140625" calcext:value-type="float">
            <text:p>222.939941406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</text:p>
          </table:table-cell>
          <table:table-cell/>
          <table:table-cell table:number-columns-repeated="2" office:value-type="string" calcext:value-type="string">
            <text:p>36M</text:p>
          </table:table-cell>
          <table:table-cell table:number-columns-repeated="4" office:value-type="string" calcext:value-type="string">
            <text:p>80M</text:p>
          </table:table-cell>
          <table:table-cell table:number-columns-repeated="2" office:value-type="string" calcext:value-type="string">
            <text:p>430M</text:p>
          </table:table-cell>
          <table:table-cell/>
          <table:table-cell table:number-columns-repeated="2" office:value-type="string" calcext:value-type="string">
            <text:p>430M</text:p>
          </table:table-cell>
          <table:table-cell office:value-type="string" calcext:value-type="string">
            <text:p>443M</text:p>
          </table:table-cell>
          <table:table-cell office:value-type="string" calcext:value-type="string">
            <text:p>375M</text:p>
          </table:table-cell>
          <table:table-cell table:number-columns-repeated="1009"/>
        </table:table-row>
      </table:table>
      <table:table table:name="Nqueen" table:style-name="ta1">
        <table:shapes>
          <draw:frame draw:z-index="0" draw:style-name="gr1" draw:text-style-name="P1" svg:width="16.016cm" svg:height="9.009cm" svg:x="0.639cm" svg:y="9.912cm">
            <draw:object draw:notify-on-update-of-ranges="Nqueen.A1:Nqueen.A1 Nqueen.A2:Nqueen.A10 Nqueen.B1:Nqueen.B1 Nqueen.B2:Nqueen.B10 Nqueen.C1:Nqueen.C1 Nqueen.C2:Nqueen.C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4cm" svg:height="9.009cm" svg:x="18.321cm" svg:y="9.686cm">
            <draw:object draw:notify-on-update-of-ranges="Nqueen.A1:Nqueen.A1 Nqueen.A2:Nqueen.A10 Nqueen.B1:Nqueen.B1 Nqueen.B2:Nqueen.B10 Nqueen.C1:Nqueen.C1 Nqueen.C2:Nqueen.C10 Nqueen.D1:Nqueen.D1 Nqueen.D2:Nqueen.D10 Nqueen.E1:Nqueen.E1 Nqueen.E2:Nqueen.E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94cm" svg:height="9.009cm" svg:x="1.141cm" svg:y="20.005cm">
            <draw:object draw:notify-on-update-of-ranges="Nqueen.A1:Nqueen.A1 Nqueen.A2:Nqueen.A10 Nqueen.F1:Nqueen.F1 Nqueen.F2:Nqueen.F10 Nqueen.H1:Nqueen.H1 Nqueen.H2:Nqueen.H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6.016cm" svg:height="9.009cm" svg:x="19.211cm" svg:y="20.095cm">
            <draw:object draw:notify-on-update-of-ranges="Nqueen.A1:Nqueen.A1 Nqueen.A2:Nqueen.A10 Nqueen.F1:Nqueen.F1 Nqueen.F2:Nqueen.F10 Nqueen.G1:Nqueen.G1 Nqueen.G2:Nqueen.G10 Nqueen.H1:Nqueen.H1 Nqueen.H2:Nqueen.H10 Nqueen.I1:Nqueen.I1 Nqueen.I2:Nqueen.I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6.016cm" svg:height="9.009cm" svg:x="1.255cm" svg:y="30.391cm">
            <draw:object draw:notify-on-update-of-ranges="Nqueen.A1:Nqueen.A1 Nqueen.A4:Nqueen.A10 Nqueen.D1:Nqueen.D1 Nqueen.D4:Nqueen.D10 Nqueen.H1:Nqueen.H1 Nqueen.H4:Nqueen.H10 Nqueen.J1:Nqueen.J1 Nqueen.J4:Nqueen.J10 Nqueen.K1:Nqueen.K1 Nqueen.K4:Nqueen.K1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osetta C opt</text:p>
          </table:table-cell>
          <table:table-cell office:value-type="string" calcext:value-type="string">
            <text:p>Rosetta C unopt</text:p>
          </table:table-cell>
          <table:table-cell office:value-type="string" calcext:value-type="string">
            <text:p>CPP opt</text:p>
          </table:table-cell>
          <table:table-cell office:value-type="string" calcext:value-type="string">
            <text:p>CPP unopt</text:p>
          </table:table-cell>
          <table:table-cell office:value-type="string" calcext:value-type="string">
            <text:p>Haskell sol opt</text:p>
          </table:table-cell>
          <table:table-cell office:value-type="string" calcext:value-type="string">
            <text:p>Haskell sol unopt</text:p>
          </table:table-cell>
          <table:table-cell office:value-type="string" calcext:value-type="string">
            <text:p>Haskell cnt opt</text:p>
          </table:table-cell>
          <table:table-cell office:value-type="string" calcext:value-type="string">
            <text:p>Haskell cnt unopt</text:p>
          </table:table-cell>
          <table:table-cell office:value-type="string" calcext:value-type="string">
            <text:p>Prolog</text:p>
          </table:table-cell>
          <table:table-cell office:value-type="string" calcext:value-type="string">
            <text:p>Rack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01027968383566" calcext:value-type="float">
            <text:p>-3.0102796838</text:p>
          </table:table-cell>
          <table:table-cell office:value-type="float" office:value="-2.70925041257709" calcext:value-type="float">
            <text:p>-2.7092504126</text:p>
          </table:table-cell>
          <table:table-cell office:value-type="float" office:value="-2.38189438026579" calcext:value-type="float">
            <text:p>-2.3818943803</text:p>
          </table:table-cell>
          <table:table-cell office:value-type="float" office:value="-1.79280378702337" calcext:value-type="float">
            <text:p>-1.792803787</text:p>
          </table:table-cell>
          <table:table-cell office:value-type="float" office:value="-1.00435830315624" calcext:value-type="float">
            <text:p>-1.0043583032</text:p>
          </table:table-cell>
          <table:table-cell office:value-type="float" office:value="-1.02226977650551" calcext:value-type="float">
            <text:p>-1.0222697765</text:p>
          </table:table-cell>
          <table:table-cell table:number-columns-repeated="2" office:value-type="float" office:value="-1.1078982247427" calcext:value-type="float">
            <text:p>-1.1078982247</text:p>
          </table:table-cell>
          <table:table-cell office:value-type="float" office:value="-2.99998057803446" calcext:value-type="float">
            <text:p>-2.999980578</text:p>
          </table:table-cell>
          <table:table-cell office:value-type="float" office:value="-1.05484591695755" calcext:value-type="float">
            <text:p>-1.054845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.70925041257709" calcext:value-type="float">
            <text:p>-2.7092504126</text:p>
          </table:table-cell>
          <table:table-cell office:value-type="float" office:value="-2.38189438026579" calcext:value-type="float">
            <text:p>-2.3818943803</text:p>
          </table:table-cell>
          <table:table-cell office:value-type="float" office:value="-1.99956136541301" calcext:value-type="float">
            <text:p>-1.9995613654</text:p>
          </table:table-cell>
          <table:table-cell office:value-type="float" office:value="-1.35707895422566" calcext:value-type="float">
            <text:p>-1.3570789542</text:p>
          </table:table-cell>
          <table:table-cell office:value-type="float" office:value="-0.540604012353944" calcext:value-type="float">
            <text:p>-0.5406040124</text:p>
          </table:table-cell>
          <table:table-cell office:value-type="float" office:value="-0.555951604834318" calcext:value-type="float">
            <text:p>-0.5559516048</text:p>
          </table:table-cell>
          <table:table-cell table:number-columns-repeated="2" office:value-type="float" office:value="-0.703330256356989" calcext:value-type="float">
            <text:p>-0.7033302564</text:p>
          </table:table-cell>
          <table:table-cell office:value-type="float" office:value="-2.99998057803446" calcext:value-type="float">
            <text:p>-2.999980578</text:p>
          </table:table-cell>
          <table:table-cell office:value-type="float" office:value="-0.869629186657261" calcext:value-type="float">
            <text:p>-0.86962918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21440545470338" calcext:value-type="float">
            <text:p>-2.2144054547</text:p>
          </table:table-cell>
          <table:table-cell office:value-type="float" office:value="-1.92215321810128" calcext:value-type="float">
            <text:p>-1.9221532181</text:p>
          </table:table-cell>
          <table:table-cell office:value-type="float" office:value="-1.45701381047512" calcext:value-type="float">
            <text:p>-1.4570138105</text:p>
          </table:table-cell>
          <table:table-cell office:value-type="float" office:value="-0.801450534178754" calcext:value-type="float">
            <text:p>-0.8014505342</text:p>
          </table:table-cell>
          <table:table-cell office:value-type="float" office:value="0.147366153740823" calcext:value-type="float">
            <text:p>0.1473661537</text:p>
          </table:table-cell>
          <table:table-cell office:value-type="float" office:value="0.153813868548864" calcext:value-type="float">
            <text:p>0.1538138685</text:p>
          </table:table-cell>
          <table:table-cell table:number-columns-repeated="2" office:value-type="float" office:value="0.264580016339001" calcext:value-type="float">
            <text:p>0.2645800163</text:p>
          </table:table-cell>
          <table:table-cell office:value-type="float" office:value="0.000434074669105977" calcext:value-type="float">
            <text:p>0.0004340747</text:p>
          </table:table-cell>
          <table:table-cell office:value-type="float" office:value="-0.541949117632577" calcext:value-type="float">
            <text:p>-0.5419491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72025536350213" calcext:value-type="float">
            <text:p>-1.7202553635</text:p>
          </table:table-cell>
          <table:table-cell office:value-type="float" office:value="-1.40016503083471" calcext:value-type="float">
            <text:p>-1.4001650308</text:p>
          </table:table-cell>
          <table:table-cell office:value-type="float" office:value="-0.832758620689655" calcext:value-type="float">
            <text:p>-0.8327586207</text:p>
          </table:table-cell>
          <table:table-cell office:value-type="float" office:value="-0.188457830278815" calcext:value-type="float">
            <text:p>-0.1884578303</text:p>
          </table:table-cell>
          <table:table-cell office:value-type="float" office:value="0.4287797355639" calcext:value-type="float">
            <text:p>0.4287797356</text:p>
          </table:table-cell>
          <table:table-cell office:value-type="float" office:value="0.423406986583379" calcext:value-type="float">
            <text:p>0.4234069866</text:p>
          </table:table-cell>
          <table:table-cell table:number-columns-repeated="2" office:value-type="float" office:value="0.279665133487872" calcext:value-type="float">
            <text:p>0.2796651335</text:p>
          </table:table-cell>
          <table:table-cell office:value-type="float" office:value="0.602164652946712" calcext:value-type="float">
            <text:p>0.6021646529</text:p>
          </table:table-cell>
          <table:table-cell office:value-type="float" office:value="-0.0462758642084255" calcext:value-type="float">
            <text:p>-0.04627586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14845826457049" calcext:value-type="float">
            <text:p>-1.1484582646</text:p>
          </table:table-cell>
          <table:table-cell office:value-type="float" office:value="-0.810266655085555" calcext:value-type="float">
            <text:p>-0.8102666551</text:p>
          </table:table-cell>
          <table:table-cell office:value-type="float" office:value="-0.177789889689916" calcext:value-type="float">
            <text:p>-0.1777898897</text:p>
          </table:table-cell>
          <table:table-cell office:value-type="float" office:value="0.463584643446539" calcext:value-type="float">
            <text:p>0.4635846434</text:p>
          </table:table-cell>
          <table:table-cell office:value-type="float" office:value="0.692842433794232" calcext:value-type="float">
            <text:p>0.6928424338</text:p>
          </table:table-cell>
          <table:table-cell office:value-type="float" office:value="0.914918724993484" calcext:value-type="float">
            <text:p>0.914918725</text:p>
          </table:table-cell>
          <table:table-cell table:number-columns-repeated="2" office:value-type="float" office:value="0.850027754584221" calcext:value-type="float">
            <text:p>0.8500277546</text:p>
          </table:table-cell>
          <table:table-cell office:value-type="float" office:value="1.27876817917154" calcext:value-type="float">
            <text:p>1.2787681792</text:p>
          </table:table-cell>
          <table:table-cell office:value-type="float" office:value="0.575072438769467" calcext:value-type="float">
            <text:p>0.5750724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513020064275167" calcext:value-type="float">
            <text:p>-0.5130200643</text:p>
          </table:table-cell>
          <table:table-cell office:value-type="float" office:value="-0.17082081125684" calcext:value-type="float">
            <text:p>-0.1708208113</text:p>
          </table:table-cell>
          <table:table-cell office:value-type="float" office:value="0.49927038999392" calcext:value-type="float">
            <text:p>0.49927039</text:p>
          </table:table-cell>
          <table:table-cell office:value-type="float" office:value="1.14918353165986" calcext:value-type="float">
            <text:p>1.1491835317</text:p>
          </table:table-cell>
          <table:table-cell office:value-type="float" office:value="1.33999894280274" calcext:value-type="float">
            <text:p>1.3399989428</text:p>
          </table:table-cell>
          <table:table-cell office:value-type="float" office:value="1.34051475225662" calcext:value-type="float">
            <text:p>1.3405147523</text:p>
          </table:table-cell>
          <table:table-cell table:number-columns-repeated="2" office:value-type="float" office:value="1.17582299184842" calcext:value-type="float">
            <text:p>1.1758229918</text:p>
          </table:table-cell>
          <table:table-cell office:value-type="float" office:value="1.93951168802284" calcext:value-type="float">
            <text:p>1.939511688</text:p>
          </table:table-cell>
          <table:table-cell office:value-type="float" office:value="1.21023176017626" calcext:value-type="float">
            <text:p>1.21023176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6499174845826" calcext:value-type="float">
            <text:p>0.1564991748</text:p>
          </table:table-cell>
          <table:table-cell office:value-type="float" office:value="0.403625466863546" calcext:value-type="float">
            <text:p>0.4036254669</text:p>
          </table:table-cell>
          <table:table-cell office:value-type="float" office:value="1.22532789021107" calcext:value-type="float">
            <text:p>1.2253278902</text:p>
          </table:table-cell>
          <table:table-cell office:value-type="float" office:value="1.84807608790063" calcext:value-type="float">
            <text:p>1.8480760879</text:p>
          </table:table-cell>
          <table:table-cell office:value-type="float" office:value="2.05398656312156" calcext:value-type="float">
            <text:p>2.0539865631</text:p>
          </table:table-cell>
          <table:table-cell office:value-type="float" office:value="2.04593919954642" calcext:value-type="float">
            <text:p>2.0459391995</text:p>
          </table:table-cell>
          <table:table-cell table:number-columns-repeated="2" office:value-type="float" office:value="1.88122978189136" calcext:value-type="float">
            <text:p>1.8812297819</text:p>
          </table:table-cell>
          <table:table-cell office:value-type="float" office:value="2.68122478382398" calcext:value-type="float">
            <text:p>2.6812247838</text:p>
          </table:table-cell>
          <table:table-cell office:value-type="float" office:value="1.93790601408284" calcext:value-type="float">
            <text:p>1.9379060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71449665595414" calcext:value-type="float">
            <text:p>0.8714496656</text:p>
          </table:table-cell>
          <table:table-cell office:value-type="float" office:value="1.031924913" calcext:value-type="float">
            <text:p>1.031924913</text:p>
          </table:table-cell>
          <table:table-cell office:value-type="float" office:value="1.95627551463563" calcext:value-type="float">
            <text:p>1.9562755146</text:p>
          </table:table-cell>
          <table:table-cell office:value-type="float" office:value="2.58846955615391" calcext:value-type="float">
            <text:p>2.5884695562</text:p>
          </table:table-cell>
          <table:table-cell office:value-type="float" office:value="2.79846540649312" calcext:value-type="float">
            <text:p>2.7984654065</text:p>
          </table:table-cell>
          <table:table-cell office:value-type="float" office:value="2.79275590013897" calcext:value-type="float">
            <text:p>2.7927559001</text:p>
          </table:table-cell>
          <table:table-cell table:number-columns-repeated="2" office:value-type="float" office:value="2.62799263724178" calcext:value-type="float">
            <text:p>2.6279926372</text:p>
          </table:table-cell>
          <table:table-cell office:value-type="float" office:value="3.42713937793512" calcext:value-type="float">
            <text:p>3.4271393779</text:p>
          </table:table-cell>
          <table:table-cell office:value-type="float" office:value="2.63220539172373" calcext:value-type="float">
            <text:p>2.6322053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602275688352" calcext:value-type="float">
            <text:p>1.3260227569</text:p>
          </table:table-cell>
          <table:table-cell office:value-type="float" office:value="1.49038478241987" calcext:value-type="float">
            <text:p>1.4903847824</text:p>
          </table:table-cell>
          <table:table-cell office:value-type="float" office:value="2.72371666811431" calcext:value-type="float">
            <text:p>2.7237166681</text:p>
          </table:table-cell>
          <table:table-cell office:value-type="float" office:value="3.35629288630244" calcext:value-type="float">
            <text:p>3.3562928863</text:p>
          </table:table-cell>
          <table:table-cell office:value-type="float" office:value="3.56841706639117" calcext:value-type="float">
            <text:p>3.5684170664</text:p>
          </table:table-cell>
          <table:table-cell office:value-type="float" office:value="3.56672401281596" calcext:value-type="float">
            <text:p>3.5667240128</text:p>
          </table:table-cell>
          <table:table-cell table:number-columns-repeated="2" office:value-type="float" office:value="3.39610880990045" calcext:value-type="float">
            <text:p>3.3961088099</text:p>
          </table:table-cell>
          <table:table-cell office:value-type="float" office:value="4.20887076398239" calcext:value-type="float">
            <text:p>4.208870764</text:p>
          </table:table-cell>
          <table:table-cell office:value-type="float" office:value="3.38780339322002" calcext:value-type="float">
            <text:p>3.3878033932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2"/>
          <table:table-cell office:value-type="float" office:value="2.3026" calcext:value-type="float">
            <text:p>2.302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6:14:08.078690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40:02.999248188</meta:creation-date>
    <dc:date>2015-11-19T12:38:10.305272910</dc:date>
    <meta:editing-duration>P1DT46M20S</meta:editing-duration>
    <meta:editing-cycles>8</meta:editing-cycles>
    <meta:generator>LibreOffice/4.2.8.2$Linux_X86_64 LibreOffice_project/420m0$Build-2</meta:generator>
    <meta:document-statistic meta:table-count="2" meta:cell-count="45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column-mapping="0 1 2 3 4 5" chart:style-name="ch1">
        <chart:title svg:x="4.681cm" svg:y="0.316cm" chart:style-name="ch2">
          <text:p>Speed comparison of C and C++</text:p>
        </chart:title>
        <chart:legend chart:legend-position="end" svg:x="11.625cm" svg:y="2.958cm" style:legend-expansion="high" chart:style-name="ch3"/>
        <chart:plot-area chart:style-name="ch4" table:cell-range-address="Dense.B1:Dense.H22" chart:data-source-has-labels="both" svg:x="1.33cm" svg:y="1.301cm" svg:width="9.976cm" svg:height="6.543cm">
          <chartooo:coordinate-region svg:x="2.137cm" svg:y="1.501cm" svg:width="8.519cm" svg:height="5.696cm"/>
          <chart:axis chart:dimension="x" chart:name="primary-x" chart:style-name="ch5" chartooo:axis-type="auto">
            <chart:title svg:x="5.017cm" svg:y="8.024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33cm" chart:style-name="ch7">
              <text:p>Time (ms)</text:p>
            </chart:title>
            <chart:grid chart:style-name="ch8" chart:class="major"/>
          </chart:axis>
          <chart:series chart:style-name="ch9" chart:values-cell-range-address="Dense.C2:Dense.C22" chart:label-cell-address="Dense.C1:Dense.C1" chart:class="chart:scatter">
            <chart:domain table:cell-range-address="Dense.B2:Dense.B22"/>
            <chart:data-point chart:repeated="21"/>
          </chart:series>
          <chart:series chart:style-name="ch10" chart:values-cell-range-address="Dense.D2:Dense.D22" chart:label-cell-address="Dense.D1:Dense.D1" chart:class="chart:scatter">
            <chart:data-point chart:repeated="21"/>
          </chart:series>
          <chart:series chart:style-name="ch11" chart:values-cell-range-address="Dense.E2:Dense.E22" chart:label-cell-address="Dense.E1:Dense.E1" chart:class="chart:scatter">
            <chart:data-point chart:repeated="21"/>
          </chart:series>
          <chart:series chart:style-name="ch12" chart:values-cell-range-address="Dense.F2:Dense.F22" chart:label-cell-address="Dense.F1:Dense.F1" chart:class="chart:scatter">
            <chart:data-point chart:repeated="21"/>
          </chart:series>
          <chart:series chart:style-name="ch13" chart:values-cell-range-address="Dense.G2:Dense.G22" chart:label-cell-address="Dense.G1:Dense.G1" chart:class="chart:scatter">
            <chart:data-point chart:repeated="21"/>
          </chart:series>
          <chart:series chart:style-name="ch14" chart:values-cell-range-address="Dense.H2:Dense.H22" chart:label-cell-address="Dense.H1:Dense.H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opt C</text:p>
                <draw:g>
                  <svg:desc>Dense.C1:Dense.C1</svg:desc>
                </draw:g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Unopt C++</text:p>
                <draw:g>
                  <svg:desc>Dense.E1:Dense.E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C++ int array</text:p>
                <draw:g>
                  <svg:desc>Dense.G1:Dense.G1</svg:desc>
                </draw:g>
              </table:table-cell>
              <table:table-cell office:value-type="string">
                <text:p>Unopt C++ int array</text:p>
                <draw:g>
                  <svg:desc>Dense.H1:Dense.H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4.3">
                <text:p>4.3</text:p>
                <draw:g>
                  <svg:desc>Dense.C2:Dense.C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4.2">
                <text:p>34.2</text:p>
                <draw:g>
                  <svg:desc>Dense.E2:Dense.E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5">
                <text:p>5</text:p>
                <draw:g>
                  <svg:desc>Dense.G2:Dense.G22</svg:desc>
                </draw:g>
              </table:table-cell>
              <table:table-cell office:value-type="float" office:value="18">
                <text:p>18</text:p>
                <draw:g>
                  <svg:desc>Dense.H2:Dense.H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42.3">
                <text:p>42.3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5.8">
                <text:p>5.8</text:p>
              </table:table-cell>
              <table:table-cell office:value-type="float" office:value="2.4">
                <text:p>2.4</text:p>
              </table:table-cell>
              <table:table-cell office:value-type="float" office:value="49.9">
                <text:p>49.9</text:p>
              </table:table-cell>
              <table:table-cell office:value-type="float" office:value="6.4">
                <text:p>6.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6.7">
                <text:p>6.7</text:p>
              </table:table-cell>
              <table:table-cell office:value-type="float" office:value="2.8">
                <text:p>2.8</text:p>
              </table:table-cell>
              <table:table-cell office:value-type="float" office:value="58.6">
                <text:p>58.6</text:p>
              </table:table-cell>
              <table:table-cell office:value-type="float" office:value="7.1">
                <text:p>7.1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7.8">
                <text:p>7.8</text:p>
              </table:table-cell>
              <table:table-cell office:value-type="float" office:value="3.3">
                <text:p>3.3</text:p>
              </table:table-cell>
              <table:table-cell office:value-type="float" office:value="67.7">
                <text:p>67.7</text:p>
              </table:table-cell>
              <table:table-cell office:value-type="float" office:value="8.1">
                <text:p>8.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9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77.5">
                <text:p>77.5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88">
                <text:p>88</text:p>
              </table:table-cell>
              <table:table-cell office:value-type="float" office:value="10.2">
                <text:p>10.2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11.8">
                <text:p>11.8</text:p>
              </table:table-cell>
              <table:table-cell office:value-type="float" office:value="5.2">
                <text:p>5.2</text:p>
              </table:table-cell>
              <table:table-cell office:value-type="float" office:value="98.9">
                <text:p>98.9</text:p>
              </table:table-cell>
              <table:table-cell office:value-type="float" office:value="11.3">
                <text:p>11.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13.2">
                <text:p>13.2</text:p>
              </table:table-cell>
              <table:table-cell office:value-type="float" office:value="5.6">
                <text:p>5.6</text:p>
              </table:table-cell>
              <table:table-cell office:value-type="float" office:value="111.1">
                <text:p>111.1</text:p>
              </table:table-cell>
              <table:table-cell office:value-type="float" office:value="12.4">
                <text:p>12.4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14.7">
                <text:p>14.7</text:p>
              </table:table-cell>
              <table:table-cell office:value-type="float" office:value="6.4">
                <text:p>6.4</text:p>
              </table:table-cell>
              <table:table-cell office:value-type="float" office:value="123.6">
                <text:p>123.6</text:p>
              </table:table-cell>
              <table:table-cell office:value-type="float" office:value="13.7">
                <text:p>13.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16.4">
                <text:p>16.4</text:p>
              </table:table-cell>
              <table:table-cell office:value-type="float" office:value="7">
                <text:p>7</text:p>
              </table:table-cell>
              <table:table-cell office:value-type="float" office:value="136.5">
                <text:p>136.5</text:p>
              </table:table-cell>
              <table:table-cell office:value-type="float" office:value="15.1">
                <text:p>15.1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18.1">
                <text:p>18.1</text:p>
              </table:table-cell>
              <table:table-cell office:value-type="float" office:value="7.8">
                <text:p>7.8</text:p>
              </table:table-cell>
              <table:table-cell office:value-type="float" office:value="154.4">
                <text:p>154.4</text:p>
              </table:table-cell>
              <table:table-cell office:value-type="float" office:value="20.3">
                <text:p>20.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19.8">
                <text:p>19.8</text:p>
              </table:table-cell>
              <table:table-cell office:value-type="float" office:value="8.4">
                <text:p>8.4</text:p>
              </table:table-cell>
              <table:table-cell office:value-type="float" office:value="168.3">
                <text:p>168.3</text:p>
              </table:table-cell>
              <table:table-cell office:value-type="float" office:value="21.7">
                <text:p>21.7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21.6">
                <text:p>21.6</text:p>
              </table:table-cell>
              <table:table-cell office:value-type="float" office:value="9.2">
                <text:p>9.2</text:p>
              </table:table-cell>
              <table:table-cell office:value-type="float" office:value="183.6">
                <text:p>183.6</text:p>
              </table:table-cell>
              <table:table-cell office:value-type="float" office:value="23.1">
                <text:p>23.1</text:p>
              </table:table-cell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23.5">
                <text:p>23.5</text:p>
              </table:table-cell>
              <table:table-cell office:value-type="float" office:value="10.1">
                <text:p>10.1</text:p>
              </table:table-cell>
              <table:table-cell office:value-type="float" office:value="199.7">
                <text:p>199.7</text:p>
              </table:table-cell>
              <table:table-cell office:value-type="float" office:value="24.8">
                <text:p>24.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25.7">
                <text:p>25.7</text:p>
              </table:table-cell>
              <table:table-cell office:value-type="float" office:value="10.9">
                <text:p>10.9</text:p>
              </table:table-cell>
              <table:table-cell office:value-type="float" office:value="216.3">
                <text:p>216.3</text:p>
              </table:table-cell>
              <table:table-cell office:value-type="float" office:value="26.3">
                <text:p>26.3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27.8">
                <text:p>27.8</text:p>
              </table:table-cell>
              <table:table-cell office:value-type="float" office:value="11.7">
                <text:p>11.7</text:p>
              </table:table-cell>
              <table:table-cell office:value-type="float" office:value="233.5">
                <text:p>233.5</text:p>
              </table:table-cell>
              <table:table-cell office:value-type="float" office:value="28.1">
                <text:p>28.1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29.8">
                <text:p>29.8</text:p>
              </table:table-cell>
              <table:table-cell office:value-type="float" office:value="12.7">
                <text:p>12.7</text:p>
              </table:table-cell>
              <table:table-cell office:value-type="float" office:value="251.4">
                <text:p>251.4</text:p>
              </table:table-cell>
              <table:table-cell office:value-type="float" office:value="29.9">
                <text:p>29.9</text:p>
              </table:table-cell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32.2">
                <text:p>32.2</text:p>
              </table:table-cell>
              <table:table-cell office:value-type="float" office:value="13.6">
                <text:p>13.6</text:p>
              </table:table-cell>
              <table:table-cell office:value-type="float" office:value="270.1">
                <text:p>270.1</text:p>
              </table:table-cell>
              <table:table-cell office:value-type="float" office:value="31.7">
                <text:p>31.7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34.3">
                <text:p>34.3</text:p>
              </table:table-cell>
              <table:table-cell office:value-type="float" office:value="14.5">
                <text:p>14.5</text:p>
              </table:table-cell>
              <table:table-cell office:value-type="float" office:value="289.3">
                <text:p>289.3</text:p>
              </table:table-cell>
              <table:table-cell office:value-type="float" office:value="33.8">
                <text:p>33.8</text:p>
              </table:table-cell>
              <table:table-cell office:value-type="float" office:value="41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36.8">
                <text:p>36.8</text:p>
              </table:table-cell>
              <table:table-cell office:value-type="float" office:value="15.6">
                <text:p>15.6</text:p>
              </table:table-cell>
              <table:table-cell office:value-type="float" office:value="309">
                <text:p>309</text:p>
              </table:table-cell>
              <table:table-cell office:value-type="float" office:value="35.7">
                <text:p>35.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column-mapping="0 1 2" chart:style-name="ch1">
        <chart:title svg:x="4.61cm" svg:y="0.316cm" chart:style-name="ch2">
          <text:p>Haskell unoptimized performance</text:p>
        </chart:title>
        <chart:legend chart:legend-position="end" svg:x="10.981cm" svg:y="3.703cm" style:legend-expansion="high" chart:style-name="ch3"/>
        <chart:plot-area chart:style-name="ch4" table:cell-range-address="Dense.B2:Dense.B22 Dense.I1:Dense.K22" chart:data-source-has-labels="both" svg:x="1.331cm" svg:y="1.301cm" svg:width="9.33cm" svg:height="6.538cm">
          <chartooo:coordinate-region svg:x="2.323cm" svg:y="1.5cm" svg:width="7.688cm" svg:height="5.692cm"/>
          <chart:axis chart:dimension="x" chart:name="primary-x" chart:style-name="ch5" chartooo:axis-type="auto">
            <chart:title svg:x="4.695cm" svg:y="8.01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89cm" chart:style-name="ch7">
              <text:p>Time(ms)</text:p>
            </chart:title>
            <chart:grid chart:style-name="ch8" chart:class="major"/>
          </chart:axis>
          <chart:series chart:style-name="ch9" chart:values-cell-range-address="Dense.I2:Dense.I22" chart:label-cell-address="Dense.I1:Dense.I1" chart:class="chart:scatter">
            <chart:domain table:cell-range-address="Dense.B2:Dense.B22"/>
            <chart:data-point chart:repeated="21"/>
          </chart:series>
          <chart:series chart:style-name="ch10" chart:values-cell-range-address="Dense.J2:Dense.J22" chart:label-cell-address="Dense.J1:Dense.J1" chart:class="chart:scatter">
            <chart:data-point chart:repeated="21"/>
          </chart:series>
          <chart:series chart:style-name="ch11" chart:values-cell-range-address="Dense.K2:Dense.K22" chart:label-cell-address="Dense.K1:Dense.K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opt Haskell</text:p>
                <draw:g>
                  <svg:desc>Dense.I1:Dense.I1</svg:desc>
                </draw:g>
              </table:table-cell>
              <table:table-cell office:value-type="string">
                <text:p>Unopt Haskell Internal</text:p>
                <draw:g>
                  <svg:desc>Dense.J1:Dense.J1</svg:desc>
                </draw:g>
              </table:table-cell>
              <table:table-cell office:value-type="string">
                <text:p>Unopt haskell functional</text:p>
                <draw:g>
                  <svg:desc>Dense.K1:Dense.K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355">
                <text:p>355</text:p>
                <draw:g>
                  <svg:desc>Dense.I2:Dense.I22</svg:desc>
                </draw:g>
              </table:table-cell>
              <table:table-cell office:value-type="float" office:value="252">
                <text:p>252</text:p>
                <draw:g>
                  <svg:desc>Dense.J2:Dense.J22</svg:desc>
                </draw:g>
              </table:table-cell>
              <table:table-cell office:value-type="float" office:value="303">
                <text:p>303</text:p>
                <draw:g>
                  <svg:desc>Dense.K2:Dense.K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404">
                <text:p>404</text:p>
              </table:table-cell>
              <table:table-cell office:value-type="float" office:value="298">
                <text:p>29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521">
                <text:p>521</text:p>
              </table:table-cell>
              <table:table-cell office:value-type="float" office:value="384">
                <text:p>38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595">
                <text:p>595</text:p>
              </table:table-cell>
              <table:table-cell office:value-type="float" office:value="427">
                <text:p>42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667">
                <text:p>667</text:p>
              </table:table-cell>
              <table:table-cell office:value-type="float" office:value="475">
                <text:p>47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796">
                <text:p>796</text:p>
              </table:table-cell>
              <table:table-cell office:value-type="float" office:value="584">
                <text:p>58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932">
                <text:p>932</text:p>
              </table:table-cell>
              <table:table-cell office:value-type="float" office:value="638">
                <text:p>63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1051">
                <text:p>1051</text:p>
              </table:table-cell>
              <table:table-cell office:value-type="float" office:value="784">
                <text:p>78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1168">
                <text:p>1168</text:p>
              </table:table-cell>
              <table:table-cell office:value-type="float" office:value="788">
                <text:p>78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1242">
                <text:p>1242</text:p>
              </table:table-cell>
              <table:table-cell office:value-type="float" office:value="969">
                <text:p>96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1426">
                <text:p>1426</text:p>
              </table:table-cell>
              <table:table-cell office:value-type="float" office:value="1044">
                <text:p>10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1623">
                <text:p>1623</text:p>
              </table:table-cell>
              <table:table-cell office:value-type="float" office:value="1092">
                <text:p>109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1790">
                <text:p>1790</text:p>
              </table:table-cell>
              <table:table-cell office:value-type="float" office:value="1323">
                <text:p>1323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1845">
                <text:p>1845</text:p>
              </table:table-cell>
              <table:table-cell office:value-type="float" office:value="1340">
                <text:p>134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2163">
                <text:p>2163</text:p>
              </table:table-cell>
              <table:table-cell office:value-type="float" office:value="1533">
                <text:p>1533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2280">
                <text:p>2280</text:p>
              </table:table-cell>
              <table:table-cell office:value-type="float" office:value="1702">
                <text:p>170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2614">
                <text:p>2614</text:p>
              </table:table-cell>
              <table:table-cell office:value-type="float" office:value="1770">
                <text:p>177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2687">
                <text:p>2687</text:p>
              </table:table-cell>
              <table:table-cell office:value-type="float" office:value="1842">
                <text:p>184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2763">
                <text:p>2763</text:p>
              </table:table-cell>
              <table:table-cell office:value-type="float" office:value="2142">
                <text:p>214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3241">
                <text:p>3241</text:p>
              </table:table-cell>
              <table:table-cell office:value-type="float" office:value="2096">
                <text:p>2096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3577">
                <text:p>3577</text:p>
              </table:table-cell>
              <table:table-cell office:value-type="float" office:value="2453">
                <text:p>2453</text:p>
              </table:table-cell>
              <table:table-cell office:value-type="float" office:value="3320">
                <text:p>3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column-mapping="0 1 2" chart:style-name="ch1">
        <chart:title svg:x="4.849cm" svg:y="0.316cm" chart:style-name="ch2">
          <text:p>Haskell optimized performance</text:p>
        </chart:title>
        <chart:legend chart:legend-position="end" svg:x="11.272cm" svg:y="3.703cm" style:legend-expansion="high" chart:style-name="ch3"/>
        <chart:plot-area chart:style-name="ch4" table:cell-range-address="Dense.B2:Dense.B22 Dense.L1:Dense.N22" chart:data-source-has-labels="both" svg:x="1.331cm" svg:y="1.301cm" svg:width="9.621cm" svg:height="6.538cm">
          <chartooo:coordinate-region svg:x="2.323cm" svg:y="1.5cm" svg:width="7.979cm" svg:height="5.692cm"/>
          <chart:axis chart:dimension="x" chart:name="primary-x" chart:style-name="ch5" chartooo:axis-type="auto">
            <chart:title svg:x="4.84cm" svg:y="8.01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89cm" chart:style-name="ch7">
              <text:p>Time(ms)</text:p>
            </chart:title>
            <chart:grid chart:style-name="ch8" chart:class="major"/>
          </chart:axis>
          <chart:series chart:style-name="ch9" chart:values-cell-range-address="Dense.L2:Dense.L22" chart:label-cell-address="Dense.L1:Dense.L1" chart:class="chart:scatter">
            <chart:domain table:cell-range-address="Dense.B2:Dense.B22"/>
            <chart:data-point chart:repeated="21"/>
          </chart:series>
          <chart:series chart:style-name="ch10" chart:values-cell-range-address="Dense.M2:Dense.M22" chart:label-cell-address="Dense.M1:Dense.M1" chart:class="chart:scatter">
            <chart:data-point chart:repeated="21"/>
          </chart:series>
          <chart:series chart:style-name="ch11" chart:values-cell-range-address="Dense.N2:Dense.N22" chart:label-cell-address="Dense.N1:Dense.N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 Haskell</text:p>
                <draw:g>
                  <svg:desc>Dense.L1:Dense.L1</svg:desc>
                </draw:g>
              </table:table-cell>
              <table:table-cell office:value-type="string">
                <text:p>Opt Haskell Internal</text:p>
                <draw:g>
                  <svg:desc>Dense.M1:Dense.M1</svg:desc>
                </draw:g>
              </table:table-cell>
              <table:table-cell office:value-type="string">
                <text:p>Opt Haskell functional</text:p>
                <draw:g>
                  <svg:desc>Dense.N1:Dense.N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185">
                <text:p>185</text:p>
                <draw:g>
                  <svg:desc>Dense.L2:Dense.L22</svg:desc>
                </draw:g>
              </table:table-cell>
              <table:table-cell office:value-type="float" office:value="203">
                <text:p>203</text:p>
                <draw:g>
                  <svg:desc>Dense.M2:Dense.M22</svg:desc>
                </draw:g>
              </table:table-cell>
              <table:table-cell office:value-type="float" office:value="239">
                <text:p>239</text:p>
                <draw:g>
                  <svg:desc>Dense.N2:Dense.N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222">
                <text:p>222</text:p>
              </table:table-cell>
              <table:table-cell office:value-type="float" office:value="321">
                <text:p>32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272">
                <text:p>272</text:p>
              </table:table-cell>
              <table:table-cell office:value-type="float" office:value="361">
                <text:p>36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325">
                <text:p>325</text:p>
              </table:table-cell>
              <table:table-cell office:value-type="float" office:value="429">
                <text:p>4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399">
                <text:p>399</text:p>
              </table:table-cell>
              <table:table-cell office:value-type="float" office:value="491">
                <text:p>49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460">
                <text:p>460</text:p>
              </table:table-cell>
              <table:table-cell office:value-type="float" office:value="574">
                <text:p>57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462">
                <text:p>462</text:p>
              </table:table-cell>
              <table:table-cell office:value-type="float" office:value="674">
                <text:p>6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622">
                <text:p>622</text:p>
              </table:table-cell>
              <table:table-cell office:value-type="float" office:value="724">
                <text:p>72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656">
                <text:p>656</text:p>
              </table:table-cell>
              <table:table-cell office:value-type="float" office:value="855">
                <text:p>85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721">
                <text:p>721</text:p>
              </table:table-cell>
              <table:table-cell office:value-type="float" office:value="916">
                <text:p>9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830">
                <text:p>830</text:p>
              </table:table-cell>
              <table:table-cell office:value-type="float" office:value="1082">
                <text:p>108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880">
                <text:p>880</text:p>
              </table:table-cell>
              <table:table-cell office:value-type="float" office:value="1085">
                <text:p>108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954">
                <text:p>954</text:p>
              </table:table-cell>
              <table:table-cell office:value-type="float" office:value="1242">
                <text:p>124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1081">
                <text:p>1081</text:p>
              </table:table-cell>
              <table:table-cell office:value-type="float" office:value="1428">
                <text:p>142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1180">
                <text:p>1180</text:p>
              </table:table-cell>
              <table:table-cell office:value-type="float" office:value="1505">
                <text:p>150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1341">
                <text:p>1341</text:p>
              </table:table-cell>
              <table:table-cell office:value-type="float" office:value="1656">
                <text:p>165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1332">
                <text:p>1332</text:p>
              </table:table-cell>
              <table:table-cell office:value-type="float" office:value="1700">
                <text:p>170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1482">
                <text:p>1482</text:p>
              </table:table-cell>
              <table:table-cell office:value-type="float" office:value="2019">
                <text:p>201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1715">
                <text:p>1715</text:p>
              </table:table-cell>
              <table:table-cell office:value-type="float" office:value="2028">
                <text:p>202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1786">
                <text:p>1786</text:p>
              </table:table-cell>
              <table:table-cell office:value-type="float" office:value="2200">
                <text:p>220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1825">
                <text:p>1825</text:p>
              </table:table-cell>
              <table:table-cell office:value-type="float" office:value="2314">
                <text:p>2314</text:p>
              </table:table-cell>
              <table:table-cell office:value-type="float" office:value="2585">
                <text:p>2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title svg:x="5.879cm" svg:y="0.316cm" chart:style-name="ch2">
          <text:p>Topsort performance</text:p>
        </chart:title>
        <chart:legend chart:legend-position="end" svg:x="12.857cm" svg:y="3.454cm" style:legend-expansion="high" chart:style-name="ch3"/>
        <chart:plot-area chart:style-name="ch4" table:cell-range-address="Dense.B2:Dense.B22 Dense.D1:Dense.D22 Dense.F1:Dense.F22 Dense.L1:Dense.L22 Dense.O1:Dense.O22" chart:data-source-has-labels="both" svg:x="1.331cm" svg:y="1.301cm" svg:width="11.206cm" svg:height="6.538cm">
          <chartooo:coordinate-region svg:x="2.323cm" svg:y="1.5cm" svg:width="9.564cm" svg:height="5.692cm"/>
          <chart:axis chart:dimension="x" chart:name="primary-x" chart:style-name="ch5" chartooo:axis-type="auto">
            <chart:title svg:x="5.633cm" svg:y="8.019cm" chart:style-name="ch6">
              <text:p>Number of edges</text:p>
            </chart:title>
            <chart:categories table:cell-range-address="Dense.B2:Dense.B22"/>
          </chart:axis>
          <chart:axis chart:dimension="y" chart:name="primary-y" chart:style-name="ch5">
            <chart:title svg:x="0.451cm" svg:y="5.289cm" chart:style-name="ch7">
              <text:p>Time(ms)</text:p>
            </chart:title>
            <chart:grid chart:style-name="ch8" chart:class="major"/>
          </chart:axis>
          <chart:series chart:style-name="ch9" chart:values-cell-range-address="Dense.D2:Dense.D22" chart:label-cell-address="Dense.D1:Dense.D1" chart:class="chart:scatter">
            <chart:domain table:cell-range-address="Dense.B2:Dense.B22"/>
            <chart:data-point chart:repeated="21"/>
          </chart:series>
          <chart:series chart:style-name="ch10" chart:values-cell-range-address="Dense.F2:Dense.F22" chart:label-cell-address="Dense.F1:Dense.F1" chart:class="chart:scatter">
            <chart:data-point chart:repeated="21"/>
          </chart:series>
          <chart:series chart:style-name="ch11" chart:values-cell-range-address="Dense.L2:Dense.L22" chart:label-cell-address="Dense.L1:Dense.L1" chart:class="chart:scatter">
            <chart:data-point chart:repeated="21"/>
          </chart:series>
          <chart:series chart:style-name="ch12" chart:values-cell-range-address="Dense.O2:Dense.O22" chart:label-cell-address="Dense.O1:Dense.O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 C</text:p>
                <draw:g>
                  <svg:desc>Dense.D1:Dense.D1</svg:desc>
                </draw:g>
              </table:table-cell>
              <table:table-cell office:value-type="string">
                <text:p>Opt C++</text:p>
                <draw:g>
                  <svg:desc>Dense.F1:Dense.F1</svg:desc>
                </draw:g>
              </table:table-cell>
              <table:table-cell office:value-type="string">
                <text:p>Opt Haskell</text:p>
                <draw:g>
                  <svg:desc>Dense.L1:Dense.L1</svg:desc>
                </draw:g>
              </table:table-cell>
              <table:table-cell office:value-type="string">
                <text:p>Scheme</text:p>
                <draw:g>
                  <svg:desc>Dense.O1:Dense.O1</svg:desc>
                </draw:g>
              </table:table-cell>
            </table:table-row>
          </table:table-header-rows>
          <table:table-rows>
            <table:table-row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500500">
                <text:p>500500</text:p>
                <draw:g>
                  <svg:desc>Dense.B2:Dense.B22</svg:desc>
                </draw:g>
              </table:table-cell>
              <table:table-cell office:value-type="float" office:value="2.2">
                <text:p>2.2</text:p>
                <draw:g>
                  <svg:desc>Dense.D2:Dense.D22</svg:desc>
                </draw:g>
              </table:table-cell>
              <table:table-cell office:value-type="float" office:value="3.8">
                <text:p>3.8</text:p>
                <draw:g>
                  <svg:desc>Dense.F2:Dense.F22</svg:desc>
                </draw:g>
              </table:table-cell>
              <table:table-cell office:value-type="float" office:value="185">
                <text:p>185</text:p>
                <draw:g>
                  <svg:desc>Dense.L2:Dense.L22</svg:desc>
                </draw:g>
              </table:table-cell>
              <table:table-cell office:value-type="float" office:value="20.447998046875">
                <text:p>20.447998046875</text:p>
                <draw:g>
                  <svg:desc>Dense.O2:Dense.O22</svg:desc>
                </draw:g>
              </table:table-cell>
            </table:table-row>
            <table:table-row>
              <table:table-cell office:value-type="float" office:value="605550">
                <text:p>605550</text:p>
              </table:table-cell>
              <table:table-cell office:value-type="float" office:value="605550">
                <text:p>605550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222">
                <text:p>222</text:p>
              </table:table-cell>
              <table:table-cell office:value-type="float" office:value="25.02197265625">
                <text:p>25.02197265625</text:p>
              </table:table-cell>
            </table:table-row>
            <table:table-row>
              <table:table-cell office:value-type="float" office:value="720600">
                <text:p>720600</text:p>
              </table:table-cell>
              <table:table-cell office:value-type="float" office:value="720600">
                <text:p>720600</text:p>
              </table:table-cell>
              <table:table-cell office:value-type="float" office:value="2.4">
                <text:p>2.4</text:p>
              </table:table-cell>
              <table:table-cell office:value-type="float" office:value="6.4">
                <text:p>6.4</text:p>
              </table:table-cell>
              <table:table-cell office:value-type="float" office:value="272">
                <text:p>272</text:p>
              </table:table-cell>
              <table:table-cell office:value-type="float" office:value="29.427978515625">
                <text:p>29.427978515625</text:p>
              </table:table-cell>
            </table:table-row>
            <table:table-row>
              <table:table-cell office:value-type="float" office:value="845650">
                <text:p>845650</text:p>
              </table:table-cell>
              <table:table-cell office:value-type="float" office:value="845650">
                <text:p>845650</text:p>
              </table:table-cell>
              <table:table-cell office:value-type="float" office:value="2.8">
                <text:p>2.8</text:p>
              </table:table-cell>
              <table:table-cell office:value-type="float" office:value="7.1">
                <text:p>7.1</text:p>
              </table:table-cell>
              <table:table-cell office:value-type="float" office:value="325">
                <text:p>325</text:p>
              </table:table-cell>
              <table:table-cell office:value-type="float" office:value="53.89404296875">
                <text:p>53.89404296875</text:p>
              </table:table-cell>
            </table:table-row>
            <table:table-row>
              <table:table-cell office:value-type="float" office:value="980700">
                <text:p>980700</text:p>
              </table:table-cell>
              <table:table-cell office:value-type="float" office:value="980700">
                <text:p>980700</text:p>
              </table:table-cell>
              <table:table-cell office:value-type="float" office:value="3.3">
                <text:p>3.3</text:p>
              </table:table-cell>
              <table:table-cell office:value-type="float" office:value="8.1">
                <text:p>8.1</text:p>
              </table:table-cell>
              <table:table-cell office:value-type="float" office:value="399">
                <text:p>399</text:p>
              </table:table-cell>
              <table:table-cell office:value-type="float" office:value="59.465087890625">
                <text:p>59.465087890625</text:p>
              </table:table-cell>
            </table:table-row>
            <table:table-row>
              <table:table-cell office:value-type="float" office:value="1125750">
                <text:p>1125750</text:p>
              </table:table-cell>
              <table:table-cell office:value-type="float" office:value="1125750">
                <text:p>1125750</text:p>
              </table:table-cell>
              <table:table-cell office:value-type="float" office:value="3.8">
                <text:p>3.8</text:p>
              </table:table-cell>
              <table:table-cell office:value-type="float" office:value="9.1">
                <text:p>9.1</text:p>
              </table:table-cell>
              <table:table-cell office:value-type="float" office:value="460">
                <text:p>460</text:p>
              </table:table-cell>
              <table:table-cell office:value-type="float" office:value="64.47900390625">
                <text:p>64.47900390625</text:p>
              </table:table-cell>
            </table:table-row>
            <table:table-row>
              <table:table-cell office:value-type="float" office:value="1280800">
                <text:p>1280800</text:p>
              </table:table-cell>
              <table:table-cell office:value-type="float" office:value="1280800">
                <text:p>1280800</text:p>
              </table:table-cell>
              <table:table-cell office:value-type="float" office:value="4.5">
                <text:p>4.5</text:p>
              </table:table-cell>
              <table:table-cell office:value-type="float" office:value="10.2">
                <text:p>10.2</text:p>
              </table:table-cell>
              <table:table-cell office:value-type="float" office:value="462">
                <text:p>462</text:p>
              </table:table-cell>
              <table:table-cell office:value-type="float" office:value="69.8330078125">
                <text:p>69.8330078125</text:p>
              </table:table-cell>
            </table:table-row>
            <table:table-row>
              <table:table-cell office:value-type="float" office:value="1445850">
                <text:p>1445850</text:p>
              </table:table-cell>
              <table:table-cell office:value-type="float" office:value="1445850">
                <text:p>1445850</text:p>
              </table:table-cell>
              <table:table-cell office:value-type="float" office:value="5.2">
                <text:p>5.2</text:p>
              </table:table-cell>
              <table:table-cell office:value-type="float" office:value="11.3">
                <text:p>11.3</text:p>
              </table:table-cell>
              <table:table-cell office:value-type="float" office:value="622">
                <text:p>622</text:p>
              </table:table-cell>
              <table:table-cell office:value-type="float" office:value="76.85693359375">
                <text:p>76.85693359375</text:p>
              </table:table-cell>
            </table:table-row>
            <table:table-row>
              <table:table-cell office:value-type="float" office:value="1620900">
                <text:p>1620900</text:p>
              </table:table-cell>
              <table:table-cell office:value-type="float" office:value="1620900">
                <text:p>1620900</text:p>
              </table:table-cell>
              <table:table-cell office:value-type="float" office:value="5.6">
                <text:p>5.6</text:p>
              </table:table-cell>
              <table:table-cell office:value-type="float" office:value="12.4">
                <text:p>12.4</text:p>
              </table:table-cell>
              <table:table-cell office:value-type="float" office:value="656">
                <text:p>656</text:p>
              </table:table-cell>
              <table:table-cell office:value-type="float" office:value="83.198974609375">
                <text:p>83.198974609375</text:p>
              </table:table-cell>
            </table:table-row>
            <table:table-row>
              <table:table-cell office:value-type="float" office:value="1805950">
                <text:p>1805950</text:p>
              </table:table-cell>
              <table:table-cell office:value-type="float" office:value="1805950">
                <text:p>1805950</text:p>
              </table:table-cell>
              <table:table-cell office:value-type="float" office:value="6.4">
                <text:p>6.4</text:p>
              </table:table-cell>
              <table:table-cell office:value-type="float" office:value="13.7">
                <text:p>13.7</text:p>
              </table:table-cell>
              <table:table-cell office:value-type="float" office:value="721">
                <text:p>721</text:p>
              </table:table-cell>
              <table:table-cell office:value-type="float" office:value="100.47119140625">
                <text:p>100.47119140625</text:p>
              </table:table-cell>
            </table:table-row>
            <table:table-row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7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830">
                <text:p>830</text:p>
              </table:table-cell>
              <table:table-cell office:value-type="float" office:value="108.199951171875">
                <text:p>108.199951171875</text:p>
              </table:table-cell>
            </table:table-row>
            <table:table-row>
              <table:table-cell office:value-type="float" office:value="2206050">
                <text:p>2206050</text:p>
              </table:table-cell>
              <table:table-cell office:value-type="float" office:value="2206050">
                <text:p>2206050</text:p>
              </table:table-cell>
              <table:table-cell office:value-type="float" office:value="7.8">
                <text:p>7.8</text:p>
              </table:table-cell>
              <table:table-cell office:value-type="float" office:value="20.3">
                <text:p>20.3</text:p>
              </table:table-cell>
              <table:table-cell office:value-type="float" office:value="880">
                <text:p>880</text:p>
              </table:table-cell>
              <table:table-cell office:value-type="float" office:value="115.13720703125">
                <text:p>115.13720703125</text:p>
              </table:table-cell>
            </table:table-row>
            <table:table-row>
              <table:table-cell office:value-type="float" office:value="2421100">
                <text:p>2421100</text:p>
              </table:table-cell>
              <table:table-cell office:value-type="float" office:value="2421100">
                <text:p>2421100</text:p>
              </table:table-cell>
              <table:table-cell office:value-type="float" office:value="8.4">
                <text:p>8.4</text:p>
              </table:table-cell>
              <table:table-cell office:value-type="float" office:value="21.7">
                <text:p>21.7</text:p>
              </table:table-cell>
              <table:table-cell office:value-type="float" office:value="954">
                <text:p>954</text:p>
              </table:table-cell>
              <table:table-cell office:value-type="float" office:value="124.840087890625">
                <text:p>124.840087890625</text:p>
              </table:table-cell>
            </table:table-row>
            <table:table-row>
              <table:table-cell office:value-type="float" office:value="2646150">
                <text:p>2646150</text:p>
              </table:table-cell>
              <table:table-cell office:value-type="float" office:value="2646150">
                <text:p>2646150</text:p>
              </table:table-cell>
              <table:table-cell office:value-type="float" office:value="9.2">
                <text:p>9.2</text:p>
              </table:table-cell>
              <table:table-cell office:value-type="float" office:value="23.1">
                <text:p>23.1</text:p>
              </table:table-cell>
              <table:table-cell office:value-type="float" office:value="1081">
                <text:p>1081</text:p>
              </table:table-cell>
              <table:table-cell office:value-type="float" office:value="140.305908203125">
                <text:p>140.305908203125</text:p>
              </table:table-cell>
            </table:table-row>
            <table:table-row>
              <table:table-cell office:value-type="float" office:value="2881200">
                <text:p>2881200</text:p>
              </table:table-cell>
              <table:table-cell office:value-type="float" office:value="2881200">
                <text:p>2881200</text:p>
              </table:table-cell>
              <table:table-cell office:value-type="float" office:value="10.1">
                <text:p>10.1</text:p>
              </table:table-cell>
              <table:table-cell office:value-type="float" office:value="24.8">
                <text:p>24.8</text:p>
              </table:table-cell>
              <table:table-cell office:value-type="float" office:value="1180">
                <text:p>1180</text:p>
              </table:table-cell>
              <table:table-cell office:value-type="float" office:value="149.215087890625">
                <text:p>149.215087890625</text:p>
              </table:table-cell>
            </table:table-row>
            <table:table-row>
              <table:table-cell office:value-type="float" office:value="3126250">
                <text:p>3126250</text:p>
              </table:table-cell>
              <table:table-cell office:value-type="float" office:value="3126250">
                <text:p>3126250</text:p>
              </table:table-cell>
              <table:table-cell office:value-type="float" office:value="10.9">
                <text:p>10.9</text:p>
              </table:table-cell>
              <table:table-cell office:value-type="float" office:value="26.3">
                <text:p>26.3</text:p>
              </table:table-cell>
              <table:table-cell office:value-type="float" office:value="1341">
                <text:p>1341</text:p>
              </table:table-cell>
              <table:table-cell office:value-type="float" office:value="158.26513671875">
                <text:p>158.26513671875</text:p>
              </table:table-cell>
            </table:table-row>
            <table:table-row>
              <table:table-cell office:value-type="float" office:value="3381300">
                <text:p>3381300</text:p>
              </table:table-cell>
              <table:table-cell office:value-type="float" office:value="3381300">
                <text:p>3381300</text:p>
              </table:table-cell>
              <table:table-cell office:value-type="float" office:value="11.7">
                <text:p>11.7</text:p>
              </table:table-cell>
              <table:table-cell office:value-type="float" office:value="28.1">
                <text:p>28.1</text:p>
              </table:table-cell>
              <table:table-cell office:value-type="float" office:value="1332">
                <text:p>1332</text:p>
              </table:table-cell>
              <table:table-cell office:value-type="float" office:value="174.909912109375">
                <text:p>174.909912109375</text:p>
              </table:table-cell>
            </table:table-row>
            <table:table-row>
              <table:table-cell office:value-type="float" office:value="3646350">
                <text:p>3646350</text:p>
              </table:table-cell>
              <table:table-cell office:value-type="float" office:value="3646350">
                <text:p>3646350</text:p>
              </table:table-cell>
              <table:table-cell office:value-type="float" office:value="12.7">
                <text:p>12.7</text:p>
              </table:table-cell>
              <table:table-cell office:value-type="float" office:value="29.9">
                <text:p>29.9</text:p>
              </table:table-cell>
              <table:table-cell office:value-type="float" office:value="1482">
                <text:p>1482</text:p>
              </table:table-cell>
              <table:table-cell office:value-type="float" office:value="182.9990234375">
                <text:p>182.9990234375</text:p>
              </table:table-cell>
            </table:table-row>
            <table:table-row>
              <table:table-cell office:value-type="float" office:value="3921400">
                <text:p>3921400</text:p>
              </table:table-cell>
              <table:table-cell office:value-type="float" office:value="3921400">
                <text:p>3921400</text:p>
              </table:table-cell>
              <table:table-cell office:value-type="float" office:value="13.6">
                <text:p>13.6</text:p>
              </table:table-cell>
              <table:table-cell office:value-type="float" office:value="31.7">
                <text:p>31.7</text:p>
              </table:table-cell>
              <table:table-cell office:value-type="float" office:value="1715">
                <text:p>1715</text:p>
              </table:table-cell>
              <table:table-cell office:value-type="float" office:value="195.0078125">
                <text:p>195.0078125</text:p>
              </table:table-cell>
            </table:table-row>
            <table:table-row>
              <table:table-cell office:value-type="float" office:value="4206450">
                <text:p>4206450</text:p>
              </table:table-cell>
              <table:table-cell office:value-type="float" office:value="4206450">
                <text:p>4206450</text:p>
              </table:table-cell>
              <table:table-cell office:value-type="float" office:value="14.5">
                <text:p>14.5</text:p>
              </table:table-cell>
              <table:table-cell office:value-type="float" office:value="33.8">
                <text:p>33.8</text:p>
              </table:table-cell>
              <table:table-cell office:value-type="float" office:value="1786">
                <text:p>1786</text:p>
              </table:table-cell>
              <table:table-cell office:value-type="float" office:value="212.756103515625">
                <text:p>212.756103515625</text:p>
              </table:table-cell>
            </table:table-row>
            <table:table-row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15.6">
                <text:p>15.6</text:p>
              </table:table-cell>
              <table:table-cell office:value-type="float" office:value="35.7">
                <text:p>35.7</text:p>
              </table:table-cell>
              <table:table-cell office:value-type="float" office:value="1825">
                <text:p>1825</text:p>
              </table:table-cell>
              <table:table-cell office:value-type="float" office:value="222.93994140625">
                <text:p>222.93994140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9.01cm" xlink:href=".." xlink:type="simple" chart:class="chart:scatter" chart:style-name="ch1">
        <chart:title svg:x="6.483cm" svg:y="0.316cm" chart:style-name="ch2">
          <text:p>C opt vs unopt</text:p>
        </chart:title>
        <chart:legend chart:legend-position="end" svg:x="12.186cm" svg:y="3.957cm" style:legend-expansion="high" chart:style-name="ch3"/>
        <chart:plot-area chart:style-name="ch4" table:cell-range-address="Nqueen.A1:Nqueen.C10" chart:data-source-has-labels="both" svg:x="1.331cm" svg:y="1.301cm" svg:width="10.535cm" svg:height="6.548cm">
          <chartooo:coordinate-region svg:x="1.873cm" svg:y="1.501cm" svg:width="9.806cm" svg:height="6.149cm"/>
          <chart:axis chart:dimension="x" chart:name="primary-x" chart:style-name="ch5" chartooo:axis-type="auto">
            <chart:title svg:x="6.422cm" svg:y="8.029cm" chart:style-name="ch6">
              <text:p>N</text:p>
            </chart:title>
            <chart:categories table:cell-range-address="Nqueen.A2:Nqueen.A10"/>
          </chart:axis>
          <chart:axis chart:dimension="y" chart:name="primary-y" chart:style-name="ch5">
            <chart:title svg:x="0.451cm" svg:y="6.379cm" chart:style-name="ch7">
              <text:p>log(time in milliseconds)</text:p>
            </chart:title>
            <chart:grid chart:style-name="ch8" chart:class="major"/>
          </chart:axis>
          <chart:series chart:style-name="ch9" chart:values-cell-range-address="Nqueen.B2:Nqueen.B10" chart:label-cell-address="Nqueen.B1:Nqueen.B1" chart:class="chart:scatter">
            <chart:domain table:cell-range-address="Nqueen.A2:Nqueen.A10"/>
            <chart:data-point chart:repeated="9"/>
          </chart:series>
          <chart:series chart:style-name="ch10" chart:values-cell-range-address="Nqueen.C2:Nqueen.C10" chart:label-cell-address="Nqueen.C1:Nqueen.C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etta C opt</text:p>
                <draw:g>
                  <svg:desc>Nqueen.B1:Nqueen.B1</svg:desc>
                </draw:g>
              </table:table-cell>
              <table:table-cell office:value-type="string">
                <text:p>Rosetta C unopt</text:p>
                <draw:g>
                  <svg:desc>Nqueen.C1:Nqueen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Nqueen.A2:Nqueen.A10</svg:desc>
                </draw:g>
              </table:table-cell>
              <table:table-cell office:value-type="float" office:value="-3.01027968383566">
                <text:p>-3.01027968383566</text:p>
                <draw:g>
                  <svg:desc>Nqueen.B2:Nqueen.B10</svg:desc>
                </draw:g>
              </table:table-cell>
              <table:table-cell office:value-type="float" office:value="-2.70925041257709">
                <text:p>-2.70925041257709</text:p>
                <draw:g>
                  <svg:desc>Nqueen.C2:Nqueen.C10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.70925041257709">
                <text:p>-2.70925041257709</text:p>
              </table:table-cell>
              <table:table-cell office:value-type="float" office:value="-2.38189438026579">
                <text:p>-2.381894380265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2.21440545470338">
                <text:p>-2.21440545470338</text:p>
              </table:table-cell>
              <table:table-cell office:value-type="float" office:value="-1.92215321810128">
                <text:p>-1.922153218101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.72025536350213">
                <text:p>-1.72025536350213</text:p>
              </table:table-cell>
              <table:table-cell office:value-type="float" office:value="-1.40016503083471">
                <text:p>-1.400165030834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.14845826457049">
                <text:p>-1.14845826457049</text:p>
              </table:table-cell>
              <table:table-cell office:value-type="float" office:value="-0.810266655085555">
                <text:p>-0.8102666550855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13020064275167">
                <text:p>-0.513020064275167</text:p>
              </table:table-cell>
              <table:table-cell office:value-type="float" office:value="-0.17082081125684">
                <text:p>-0.170820811256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56499174845826">
                <text:p>0.156499174845826</text:p>
              </table:table-cell>
              <table:table-cell office:value-type="float" office:value="0.403625466863546">
                <text:p>0.4036254668635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71449665595414">
                <text:p>0.871449665595414</text:p>
              </table:table-cell>
              <table:table-cell office:value-type="float" office:value="1.031924913">
                <text:p>1.0319249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32602275688352">
                <text:p>1.32602275688352</text:p>
              </table:table-cell>
              <table:table-cell office:value-type="float" office:value="1.49038478241987">
                <text:p>1.490384782419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title svg:x="6.988cm" svg:y="0.316cm" chart:style-name="ch2">
          <text:p>C vs Cpp</text:p>
        </chart:title>
        <chart:legend chart:legend-position="end" svg:x="12.164cm" svg:y="3.459cm" style:legend-expansion="high" chart:style-name="ch3"/>
        <chart:plot-area chart:style-name="ch4" table:cell-range-address="Nqueen.A1:Nqueen.E10" chart:data-source-has-labels="both" svg:x="1.33cm" svg:y="1.301cm" svg:width="10.515cm" svg:height="6.548cm">
          <chartooo:coordinate-region svg:x="1.872cm" svg:y="1.5cm" svg:width="9.786cm" svg:height="6.15cm"/>
          <chart:axis chart:dimension="x" chart:name="primary-x" chart:style-name="ch5" chartooo:axis-type="auto">
            <chart:title svg:x="6.411cm" svg:y="8.029cm" chart:style-name="ch6">
              <text:p>N</text:p>
            </chart:title>
            <chart:categories table:cell-range-address="Nqueen.A2:Nqueen.A10"/>
          </chart:axis>
          <chart:axis chart:dimension="y" chart:name="primary-y" chart:style-name="ch5">
            <chart:title svg:x="0.451cm" svg:y="6.379cm" chart:style-name="ch7">
              <text:p>log(time in milliseconds)</text:p>
            </chart:title>
            <chart:grid chart:style-name="ch8" chart:class="major"/>
          </chart:axis>
          <chart:series chart:style-name="ch9" chart:values-cell-range-address="Nqueen.B2:Nqueen.B10" chart:label-cell-address="Nqueen.B1:Nqueen.B1" chart:class="chart:scatter">
            <chart:domain table:cell-range-address="Nqueen.A2:Nqueen.A10"/>
            <chart:data-point chart:repeated="9"/>
          </chart:series>
          <chart:series chart:style-name="ch10" chart:values-cell-range-address="Nqueen.C2:Nqueen.C10" chart:label-cell-address="Nqueen.C1:Nqueen.C1" chart:class="chart:scatter">
            <chart:data-point chart:repeated="9"/>
          </chart:series>
          <chart:series chart:style-name="ch11" chart:values-cell-range-address="Nqueen.D2:Nqueen.D10" chart:label-cell-address="Nqueen.D1:Nqueen.D1" chart:class="chart:scatter">
            <chart:data-point chart:repeated="9"/>
          </chart:series>
          <chart:series chart:style-name="ch12" chart:values-cell-range-address="Nqueen.E2:Nqueen.E10" chart:label-cell-address="Nqueen.E1:Nqueen.E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etta C opt</text:p>
                <draw:g>
                  <svg:desc>Nqueen.B1:Nqueen.B1</svg:desc>
                </draw:g>
              </table:table-cell>
              <table:table-cell office:value-type="string">
                <text:p>Rosetta C unopt</text:p>
                <draw:g>
                  <svg:desc>Nqueen.C1:Nqueen.C1</svg:desc>
                </draw:g>
              </table:table-cell>
              <table:table-cell office:value-type="string">
                <text:p>CPP opt</text:p>
                <draw:g>
                  <svg:desc>Nqueen.D1:Nqueen.D1</svg:desc>
                </draw:g>
              </table:table-cell>
              <table:table-cell office:value-type="string">
                <text:p>CPP unopt</text:p>
                <draw:g>
                  <svg:desc>Nqueen.E1:Nqueen.E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Nqueen.A2:Nqueen.A10</svg:desc>
                </draw:g>
              </table:table-cell>
              <table:table-cell office:value-type="float" office:value="-3.01027968383566">
                <text:p>-3.01027968383566</text:p>
                <draw:g>
                  <svg:desc>Nqueen.B2:Nqueen.B10</svg:desc>
                </draw:g>
              </table:table-cell>
              <table:table-cell office:value-type="float" office:value="-2.70925041257709">
                <text:p>-2.70925041257709</text:p>
                <draw:g>
                  <svg:desc>Nqueen.C2:Nqueen.C10</svg:desc>
                </draw:g>
              </table:table-cell>
              <table:table-cell office:value-type="float" office:value="-2.38189438026579">
                <text:p>-2.38189438026579</text:p>
                <draw:g>
                  <svg:desc>Nqueen.D2:Nqueen.D10</svg:desc>
                </draw:g>
              </table:table-cell>
              <table:table-cell office:value-type="float" office:value="-1.79280378702337">
                <text:p>-1.79280378702337</text:p>
                <draw:g>
                  <svg:desc>Nqueen.E2:Nqueen.E10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.70925041257709">
                <text:p>-2.70925041257709</text:p>
              </table:table-cell>
              <table:table-cell office:value-type="float" office:value="-2.38189438026579">
                <text:p>-2.38189438026579</text:p>
              </table:table-cell>
              <table:table-cell office:value-type="float" office:value="-1.99956136541301">
                <text:p>-1.99956136541301</text:p>
              </table:table-cell>
              <table:table-cell office:value-type="float" office:value="-1.35707895422566">
                <text:p>-1.357078954225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2.21440545470338">
                <text:p>-2.21440545470338</text:p>
              </table:table-cell>
              <table:table-cell office:value-type="float" office:value="-1.92215321810128">
                <text:p>-1.92215321810128</text:p>
              </table:table-cell>
              <table:table-cell office:value-type="float" office:value="-1.45701381047512">
                <text:p>-1.45701381047512</text:p>
              </table:table-cell>
              <table:table-cell office:value-type="float" office:value="-0.801450534178754">
                <text:p>-0.8014505341787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.72025536350213">
                <text:p>-1.72025536350213</text:p>
              </table:table-cell>
              <table:table-cell office:value-type="float" office:value="-1.40016503083471">
                <text:p>-1.40016503083471</text:p>
              </table:table-cell>
              <table:table-cell office:value-type="float" office:value="-0.832758620689655">
                <text:p>-0.832758620689655</text:p>
              </table:table-cell>
              <table:table-cell office:value-type="float" office:value="-0.188457830278815">
                <text:p>-0.1884578302788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.14845826457049">
                <text:p>-1.14845826457049</text:p>
              </table:table-cell>
              <table:table-cell office:value-type="float" office:value="-0.810266655085555">
                <text:p>-0.810266655085555</text:p>
              </table:table-cell>
              <table:table-cell office:value-type="float" office:value="-0.177789889689916">
                <text:p>-0.177789889689916</text:p>
              </table:table-cell>
              <table:table-cell office:value-type="float" office:value="0.463584643446539">
                <text:p>0.4635846434465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13020064275167">
                <text:p>-0.513020064275167</text:p>
              </table:table-cell>
              <table:table-cell office:value-type="float" office:value="-0.17082081125684">
                <text:p>-0.17082081125684</text:p>
              </table:table-cell>
              <table:table-cell office:value-type="float" office:value="0.49927038999392">
                <text:p>0.49927038999392</text:p>
              </table:table-cell>
              <table:table-cell office:value-type="float" office:value="1.14918353165986">
                <text:p>1.149183531659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56499174845826">
                <text:p>0.156499174845826</text:p>
              </table:table-cell>
              <table:table-cell office:value-type="float" office:value="0.403625466863546">
                <text:p>0.403625466863546</text:p>
              </table:table-cell>
              <table:table-cell office:value-type="float" office:value="1.22532789021107">
                <text:p>1.22532789021107</text:p>
              </table:table-cell>
              <table:table-cell office:value-type="float" office:value="1.84807608790063">
                <text:p>1.848076087900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71449665595414">
                <text:p>0.871449665595414</text:p>
              </table:table-cell>
              <table:table-cell office:value-type="float" office:value="1.031924913">
                <text:p>1.031924913</text:p>
              </table:table-cell>
              <table:table-cell office:value-type="float" office:value="1.95627551463563">
                <text:p>1.95627551463563</text:p>
              </table:table-cell>
              <table:table-cell office:value-type="float" office:value="2.58846955615391">
                <text:p>2.58846955615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32602275688352">
                <text:p>1.32602275688352</text:p>
              </table:table-cell>
              <table:table-cell office:value-type="float" office:value="1.49038478241987">
                <text:p>1.49038478241987</text:p>
              </table:table-cell>
              <table:table-cell office:value-type="float" office:value="2.72371666811431">
                <text:p>2.72371666811431</text:p>
              </table:table-cell>
              <table:table-cell office:value-type="float" office:value="3.35629288630244">
                <text:p>3.35629288630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title svg:x="5.863cm" svg:y="0.316cm" chart:style-name="ch2">
          <text:p>Haskell performance</text:p>
        </chart:title>
        <chart:legend chart:legend-position="end" svg:x="12.349cm" svg:y="3.957cm" style:legend-expansion="high" chart:style-name="ch3"/>
        <chart:plot-area chart:style-name="ch4" table:cell-range-address="Nqueen.A1:Nqueen.A10 Nqueen.F1:Nqueen.F10 Nqueen.H1:Nqueen.H10" chart:data-source-has-labels="both" svg:x="1.33cm" svg:y="1.301cm" svg:width="10.7cm" svg:height="6.548cm">
          <chartooo:coordinate-region svg:x="1.872cm" svg:y="1.5cm" svg:width="9.971cm" svg:height="6.15cm"/>
          <chart:axis chart:dimension="x" chart:name="primary-x" chart:style-name="ch5" chartooo:axis-type="auto">
            <chart:title svg:x="6.504cm" svg:y="8.029cm" chart:style-name="ch6">
              <text:p>N</text:p>
            </chart:title>
            <chart:categories table:cell-range-address="Nqueen.A2:Nqueen.A10"/>
          </chart:axis>
          <chart:axis chart:dimension="y" chart:name="primary-y" chart:style-name="ch5">
            <chart:title svg:x="0.451cm" svg:y="6.379cm" chart:style-name="ch7">
              <text:p>log(time in milliseconds)</text:p>
            </chart:title>
            <chart:grid chart:style-name="ch8" chart:class="major"/>
          </chart:axis>
          <chart:series chart:style-name="ch9" chart:values-cell-range-address="Nqueen.F2:Nqueen.F10" chart:label-cell-address="Nqueen.F1:Nqueen.F1" chart:class="chart:scatter">
            <chart:domain table:cell-range-address="Nqueen.A2:Nqueen.A10"/>
            <chart:data-point chart:repeated="9"/>
          </chart:series>
          <chart:series chart:style-name="ch10" chart:values-cell-range-address="Nqueen.H2:Nqueen.H10" chart:label-cell-address="Nqueen.H1:Nqueen.H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 sol opt</text:p>
                <draw:g>
                  <svg:desc>Nqueen.F1:Nqueen.F1</svg:desc>
                </draw:g>
              </table:table-cell>
              <table:table-cell office:value-type="string">
                <text:p>Haskell cnt opt</text:p>
                <draw:g>
                  <svg:desc>Nqueen.H1:Nqueen.H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Nqueen.A2:Nqueen.A10</svg:desc>
                </draw:g>
              </table:table-cell>
              <table:table-cell office:value-type="float" office:value="-1.00435830315624">
                <text:p>-1.00435830315624</text:p>
                <draw:g>
                  <svg:desc>Nqueen.F2:Nqueen.F10</svg:desc>
                </draw:g>
              </table:table-cell>
              <table:table-cell office:value-type="float" office:value="-1.1078982247427">
                <text:p>-1.1078982247427</text:p>
                <draw:g>
                  <svg:desc>Nqueen.H2:Nqueen.H10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540604012353944">
                <text:p>-0.540604012353944</text:p>
              </table:table-cell>
              <table:table-cell office:value-type="float" office:value="-0.703330256356989">
                <text:p>-0.7033302563569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47366153740823">
                <text:p>0.147366153740823</text:p>
              </table:table-cell>
              <table:table-cell office:value-type="float" office:value="0.264580016339001">
                <text:p>0.264580016339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287797355639">
                <text:p>0.4287797355639</text:p>
              </table:table-cell>
              <table:table-cell office:value-type="float" office:value="0.279665133487872">
                <text:p>0.2796651334878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92842433794232">
                <text:p>0.692842433794232</text:p>
              </table:table-cell>
              <table:table-cell office:value-type="float" office:value="0.850027754584221">
                <text:p>0.850027754584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3999894280274">
                <text:p>1.33999894280274</text:p>
              </table:table-cell>
              <table:table-cell office:value-type="float" office:value="1.17582299184842">
                <text:p>1.175822991848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5398656312156">
                <text:p>2.05398656312156</text:p>
              </table:table-cell>
              <table:table-cell office:value-type="float" office:value="1.88122978189136">
                <text:p>1.881229781891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79846540649312">
                <text:p>2.79846540649312</text:p>
              </table:table-cell>
              <table:table-cell office:value-type="float" office:value="2.62799263724178">
                <text:p>2.6279926372417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56841706639117">
                <text:p>3.56841706639117</text:p>
              </table:table-cell>
              <table:table-cell office:value-type="float" office:value="3.39610880990045">
                <text:p>3.39610880990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9.01cm" xlink:href=".." xlink:type="simple" chart:class="chart:bar" chart:style-name="ch1">
        <chart:title svg:x="7.184cm" svg:y="0.316cm" chart:style-name="ch2">
          <text:p>Haskell</text:p>
        </chart:title>
        <chart:subtitle svg:x="6.932cm" svg:y="1.301cm" chart:style-name="ch3">
          <text:p>All versions</text:p>
        </chart:subtitle>
        <chart:legend chart:legend-position="end" svg:x="12.59cm" svg:y="3.459cm" style:legend-expansion="high" chart:style-name="ch4"/>
        <chart:plot-area chart:style-name="ch5" table:cell-range-address="Nqueen.A1:Nqueen.A10 Nqueen.F1:Nqueen.I10" chart:data-source-has-labels="both" svg:x="1.331cm" svg:y="2.19cm" svg:width="10.939cm" svg:height="5.659cm">
          <chartooo:coordinate-region svg:x="1.873cm" svg:y="2.389cm" svg:width="10.397cm" svg:height="5.261cm"/>
          <chart:axis chart:dimension="x" chart:name="primary-x" chart:style-name="ch6" chartooo:axis-type="auto">
            <chartooo:date-scale/>
            <chart:title svg:x="6.624cm" svg:y="8.029cm" chart:style-name="ch7">
              <text:p>N</text:p>
            </chart:title>
            <chart:categories table:cell-range-address="Nqueen.A2:Nqueen.A10"/>
          </chart:axis>
          <chart:axis chart:dimension="y" chart:name="primary-y" chart:style-name="ch8">
            <chart:title svg:x="0.451cm" svg:y="6.823cm" chart:style-name="ch9">
              <text:p>log(time in milliseconds)</text:p>
            </chart:title>
            <chart:grid chart:style-name="ch10" chart:class="major"/>
          </chart:axis>
          <chart:series chart:style-name="ch11" chart:values-cell-range-address="Nqueen.F2:Nqueen.F10" chart:label-cell-address="Nqueen.F1:Nqueen.F1" chart:class="chart:bar">
            <chart:data-point chart:repeated="9"/>
          </chart:series>
          <chart:series chart:style-name="ch12" chart:values-cell-range-address="Nqueen.G2:Nqueen.G10" chart:label-cell-address="Nqueen.G1:Nqueen.G1" chart:class="chart:bar">
            <chart:data-point chart:repeated="9"/>
          </chart:series>
          <chart:series chart:style-name="ch13" chart:values-cell-range-address="Nqueen.H2:Nqueen.H10" chart:label-cell-address="Nqueen.H1:Nqueen.H1" chart:class="chart:bar">
            <chart:data-point chart:repeated="9"/>
          </chart:series>
          <chart:series chart:style-name="ch14" chart:values-cell-range-address="Nqueen.I2:Nqueen.I10" chart:label-cell-address="Nqueen.I1:Nqueen.I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kell sol opt</text:p>
                <draw:g>
                  <svg:desc>Nqueen.F1:Nqueen.F1</svg:desc>
                </draw:g>
              </table:table-cell>
              <table:table-cell office:value-type="string">
                <text:p>Haskell sol unopt</text:p>
                <draw:g>
                  <svg:desc>Nqueen.G1:Nqueen.G1</svg:desc>
                </draw:g>
              </table:table-cell>
              <table:table-cell office:value-type="string">
                <text:p>Haskell cnt opt</text:p>
                <draw:g>
                  <svg:desc>Nqueen.H1:Nqueen.H1</svg:desc>
                </draw:g>
              </table:table-cell>
              <table:table-cell office:value-type="string">
                <text:p>Haskell cnt unopt</text:p>
                <draw:g>
                  <svg:desc>Nqueen.I1:Nqueen.I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Nqueen.A2:Nqueen.A10</svg:desc>
                </draw:g>
              </table:table-cell>
              <table:table-cell office:value-type="float" office:value="-1.00435830315624">
                <text:p>-1.00435830315624</text:p>
                <draw:g>
                  <svg:desc>Nqueen.F2:Nqueen.F10</svg:desc>
                </draw:g>
              </table:table-cell>
              <table:table-cell office:value-type="float" office:value="-1.02226977650551">
                <text:p>-1.02226977650551</text:p>
                <draw:g>
                  <svg:desc>Nqueen.G2:Nqueen.G10</svg:desc>
                </draw:g>
              </table:table-cell>
              <table:table-cell office:value-type="float" office:value="-1.1078982247427">
                <text:p>-1.1078982247427</text:p>
                <draw:g>
                  <svg:desc>Nqueen.H2:Nqueen.H10</svg:desc>
                </draw:g>
              </table:table-cell>
              <table:table-cell office:value-type="float" office:value="-1.1078982247427">
                <text:p>-1.1078982247427</text:p>
                <draw:g>
                  <svg:desc>Nqueen.I2:Nqueen.I10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540604012353944">
                <text:p>-0.540604012353944</text:p>
              </table:table-cell>
              <table:table-cell office:value-type="float" office:value="-0.555951604834318">
                <text:p>-0.555951604834318</text:p>
              </table:table-cell>
              <table:table-cell office:value-type="float" office:value="-0.703330256356989">
                <text:p>-0.703330256356989</text:p>
              </table:table-cell>
              <table:table-cell office:value-type="float" office:value="-0.703330256356989">
                <text:p>-0.7033302563569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47366153740823">
                <text:p>0.147366153740823</text:p>
              </table:table-cell>
              <table:table-cell office:value-type="float" office:value="0.153813868548864">
                <text:p>0.153813868548864</text:p>
              </table:table-cell>
              <table:table-cell office:value-type="float" office:value="0.264580016339001">
                <text:p>0.264580016339001</text:p>
              </table:table-cell>
              <table:table-cell office:value-type="float" office:value="0.264580016339001">
                <text:p>0.264580016339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287797355639">
                <text:p>0.4287797355639</text:p>
              </table:table-cell>
              <table:table-cell office:value-type="float" office:value="0.423406986583379">
                <text:p>0.423406986583379</text:p>
              </table:table-cell>
              <table:table-cell office:value-type="float" office:value="0.279665133487872">
                <text:p>0.279665133487872</text:p>
              </table:table-cell>
              <table:table-cell office:value-type="float" office:value="0.279665133487872">
                <text:p>0.2796651334878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92842433794232">
                <text:p>0.692842433794232</text:p>
              </table:table-cell>
              <table:table-cell office:value-type="float" office:value="0.914918724993484">
                <text:p>0.914918724993484</text:p>
              </table:table-cell>
              <table:table-cell office:value-type="float" office:value="0.850027754584221">
                <text:p>0.850027754584221</text:p>
              </table:table-cell>
              <table:table-cell office:value-type="float" office:value="0.850027754584221">
                <text:p>0.850027754584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3999894280274">
                <text:p>1.33999894280274</text:p>
              </table:table-cell>
              <table:table-cell office:value-type="float" office:value="1.34051475225662">
                <text:p>1.34051475225662</text:p>
              </table:table-cell>
              <table:table-cell office:value-type="float" office:value="1.17582299184842">
                <text:p>1.17582299184842</text:p>
              </table:table-cell>
              <table:table-cell office:value-type="float" office:value="1.17582299184842">
                <text:p>1.175822991848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5398656312156">
                <text:p>2.05398656312156</text:p>
              </table:table-cell>
              <table:table-cell office:value-type="float" office:value="2.04593919954642">
                <text:p>2.04593919954642</text:p>
              </table:table-cell>
              <table:table-cell office:value-type="float" office:value="1.88122978189136">
                <text:p>1.88122978189136</text:p>
              </table:table-cell>
              <table:table-cell office:value-type="float" office:value="1.88122978189136">
                <text:p>1.881229781891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79846540649312">
                <text:p>2.79846540649312</text:p>
              </table:table-cell>
              <table:table-cell office:value-type="float" office:value="2.79275590013897">
                <text:p>2.79275590013897</text:p>
              </table:table-cell>
              <table:table-cell office:value-type="float" office:value="2.62799263724178">
                <text:p>2.62799263724178</text:p>
              </table:table-cell>
              <table:table-cell office:value-type="float" office:value="2.62799263724178">
                <text:p>2.6279926372417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56841706639117">
                <text:p>3.56841706639117</text:p>
              </table:table-cell>
              <table:table-cell office:value-type="float" office:value="3.56672401281596">
                <text:p>3.56672401281596</text:p>
              </table:table-cell>
              <table:table-cell office:value-type="float" office:value="3.39610880990045">
                <text:p>3.39610880990045</text:p>
              </table:table-cell>
              <table:table-cell office:value-type="float" office:value="3.39610880990045">
                <text:p>3.396108809900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7cm" svg:height="9.01cm" xlink:href=".." xlink:type="simple" chart:class="chart:scatter" chart:style-name="ch1">
        <chart:title svg:x="5.623cm" svg:y="0.316cm" chart:style-name="ch2">
          <text:p>N Queens performance</text:p>
        </chart:title>
        <chart:legend chart:legend-position="end" svg:x="12.371cm" svg:y="3.459cm" style:legend-expansion="high" chart:style-name="ch3"/>
        <chart:plot-area chart:style-name="ch4" table:cell-range-address="Nqueen.A1:Nqueen.A1 Nqueen.A4:Nqueen.A10 Nqueen.D1:Nqueen.D1 Nqueen.D4:Nqueen.D10 Nqueen.H1:Nqueen.H1 Nqueen.H4:Nqueen.H10 Nqueen.J1:Nqueen.K1 Nqueen.J4:Nqueen.K10" chart:data-source-has-labels="both" svg:x="1.331cm" svg:y="1.301cm" svg:width="10.72cm" svg:height="6.548cm">
          <chartooo:coordinate-region svg:x="1.873cm" svg:y="1.501cm" svg:width="9.991cm" svg:height="6.149cm"/>
          <chart:axis chart:dimension="x" chart:name="primary-x" chart:style-name="ch5" chartooo:axis-type="auto">
            <chart:title svg:x="6.515cm" svg:y="8.029cm" chart:style-name="ch6">
              <text:p>N</text:p>
            </chart:title>
            <chart:categories table:cell-range-address="Nqueen.A4:Nqueen.A10"/>
          </chart:axis>
          <chart:axis chart:dimension="y" chart:name="primary-y" chart:style-name="ch5">
            <chart:title svg:x="0.451cm" svg:y="6.379cm" chart:style-name="ch7">
              <text:p>log(time in milliseconds)</text:p>
            </chart:title>
            <chart:grid chart:style-name="ch8" chart:class="major"/>
          </chart:axis>
          <chart:series chart:style-name="ch9" chart:values-cell-range-address="Nqueen.D4:Nqueen.D10" chart:label-cell-address="Nqueen.D1:Nqueen.D1" chart:class="chart:scatter">
            <chart:domain table:cell-range-address="Nqueen.A4:Nqueen.A10"/>
            <chart:data-point chart:repeated="7"/>
          </chart:series>
          <chart:series chart:style-name="ch10" chart:values-cell-range-address="Nqueen.H4:Nqueen.H10" chart:label-cell-address="Nqueen.H1:Nqueen.H1" chart:class="chart:scatter">
            <chart:data-point chart:repeated="7"/>
          </chart:series>
          <chart:series chart:style-name="ch11" chart:values-cell-range-address="Nqueen.J4:Nqueen.J10" chart:label-cell-address="Nqueen.J1:Nqueen.J1" chart:class="chart:scatter">
            <chart:data-point chart:repeated="7"/>
          </chart:series>
          <chart:series chart:style-name="ch12" chart:values-cell-range-address="Nqueen.K4:Nqueen.K10" chart:label-cell-address="Nqueen.K1:Nqueen.K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P opt</text:p>
                <draw:g>
                  <svg:desc>Nqueen.D1:Nqueen.D1</svg:desc>
                </draw:g>
              </table:table-cell>
              <table:table-cell office:value-type="string">
                <text:p>Haskell cnt opt</text:p>
                <draw:g>
                  <svg:desc>Nqueen.H1:Nqueen.H1</svg:desc>
                </draw:g>
              </table:table-cell>
              <table:table-cell office:value-type="string">
                <text:p>Prolog</text:p>
                <draw:g>
                  <svg:desc>Nqueen.J1:Nqueen.J1</svg:desc>
                </draw:g>
              </table:table-cell>
              <table:table-cell office:value-type="string">
                <text:p>Racket</text:p>
                <draw:g>
                  <svg:desc>Nqueen.K1:Nqueen.K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Nqueen.A4:Nqueen.A10</svg:desc>
                </draw:g>
              </table:table-cell>
              <table:table-cell office:value-type="float" office:value="-1.45701381047512">
                <text:p>-1.45701381047512</text:p>
                <draw:g>
                  <svg:desc>Nqueen.D4:Nqueen.D10</svg:desc>
                </draw:g>
              </table:table-cell>
              <table:table-cell office:value-type="float" office:value="0.264580016339001">
                <text:p>0.264580016339001</text:p>
                <draw:g>
                  <svg:desc>Nqueen.H4:Nqueen.H10</svg:desc>
                </draw:g>
              </table:table-cell>
              <table:table-cell office:value-type="float" office:value="0.000434074669105977">
                <text:p>0.000434074669105977</text:p>
                <draw:g>
                  <svg:desc>Nqueen.J4:Nqueen.J10</svg:desc>
                </draw:g>
              </table:table-cell>
              <table:table-cell office:value-type="float" office:value="-0.541949117632577">
                <text:p>-0.541949117632577</text:p>
                <draw:g>
                  <svg:desc>Nqueen.K4:Nqueen.K1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832758620689655">
                <text:p>-0.832758620689655</text:p>
              </table:table-cell>
              <table:table-cell office:value-type="float" office:value="0.279665133487872">
                <text:p>0.279665133487872</text:p>
              </table:table-cell>
              <table:table-cell office:value-type="float" office:value="0.602164652946712">
                <text:p>0.602164652946712</text:p>
              </table:table-cell>
              <table:table-cell office:value-type="float" office:value="-0.0462758642084255">
                <text:p>-0.04627586420842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177789889689916">
                <text:p>-0.177789889689916</text:p>
              </table:table-cell>
              <table:table-cell office:value-type="float" office:value="0.850027754584221">
                <text:p>0.850027754584221</text:p>
              </table:table-cell>
              <table:table-cell office:value-type="float" office:value="1.27876817917154">
                <text:p>1.27876817917154</text:p>
              </table:table-cell>
              <table:table-cell office:value-type="float" office:value="0.575072438769467">
                <text:p>0.5750724387694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927038999392">
                <text:p>0.49927038999392</text:p>
              </table:table-cell>
              <table:table-cell office:value-type="float" office:value="1.17582299184842">
                <text:p>1.17582299184842</text:p>
              </table:table-cell>
              <table:table-cell office:value-type="float" office:value="1.93951168802284">
                <text:p>1.93951168802284</text:p>
              </table:table-cell>
              <table:table-cell office:value-type="float" office:value="1.21023176017626">
                <text:p>1.21023176017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22532789021107">
                <text:p>1.22532789021107</text:p>
              </table:table-cell>
              <table:table-cell office:value-type="float" office:value="1.88122978189136">
                <text:p>1.88122978189136</text:p>
              </table:table-cell>
              <table:table-cell office:value-type="float" office:value="2.68122478382398">
                <text:p>2.68122478382398</text:p>
              </table:table-cell>
              <table:table-cell office:value-type="float" office:value="1.93790601408284">
                <text:p>1.937906014082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95627551463563">
                <text:p>1.95627551463563</text:p>
              </table:table-cell>
              <table:table-cell office:value-type="float" office:value="2.62799263724178">
                <text:p>2.62799263724178</text:p>
              </table:table-cell>
              <table:table-cell office:value-type="float" office:value="3.42713937793512">
                <text:p>3.42713937793512</text:p>
              </table:table-cell>
              <table:table-cell office:value-type="float" office:value="2.63220539172373">
                <text:p>2.632205391723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2371666811431">
                <text:p>2.72371666811431</text:p>
              </table:table-cell>
              <table:table-cell office:value-type="float" office:value="3.39610880990045">
                <text:p>3.39610880990045</text:p>
              </table:table-cell>
              <table:table-cell office:value-type="float" office:value="4.20887076398239">
                <text:p>4.20887076398239</text:p>
              </table:table-cell>
              <table:table-cell office:value-type="float" office:value="3.38780339322002">
                <text:p>3.38780339322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